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0.61pt"/>
    </style:style>
    <style:style style:name="co2" style:family="table-column">
      <style:table-column-properties fo:break-before="auto" style:column-width="220.59pt"/>
    </style:style>
    <style:style style:name="co3" style:family="table-column">
      <style:table-column-properties fo:break-before="auto" style:column-width="80.16pt"/>
    </style:style>
    <style:style style:name="co4" style:family="table-column">
      <style:table-column-properties fo:break-before="auto" style:column-width="30.16pt"/>
    </style:style>
    <style:style style:name="co5" style:family="table-column">
      <style:table-column-properties fo:break-before="auto" style:column-width="246.1pt"/>
    </style:style>
    <style:style style:name="co6" style:family="table-column">
      <style:table-column-properties fo:break-before="auto" style:column-width="85.69pt"/>
    </style:style>
    <style:style style:name="co7" style:family="table-column">
      <style:table-column-properties fo:break-before="auto" style:column-width="322.24pt"/>
    </style:style>
    <style:style style:name="co8" style:family="table-column">
      <style:table-column-properties fo:break-before="auto" style:column-width="233.35pt"/>
    </style:style>
    <style:style style:name="co9" style:family="table-column">
      <style:table-column-properties fo:break-before="auto" style:column-width="66.64pt"/>
    </style:style>
    <style:style style:name="co10" style:family="table-column">
      <style:table-column-properties fo:break-before="auto" style:column-width="30.95pt"/>
    </style:style>
    <style:style style:name="co11" style:family="table-column">
      <style:table-column-properties fo:break-before="auto" style:column-width="50pt"/>
    </style:style>
    <style:style style:name="co12" style:family="table-column">
      <style:table-column-properties fo:break-before="auto" style:column-width="46.06pt"/>
    </style:style>
    <style:style style:name="co13" style:family="table-column">
      <style:table-column-properties fo:break-before="auto" style:column-width="57.94pt"/>
    </style:style>
    <style:style style:name="co14" style:family="table-column">
      <style:table-column-properties fo:break-before="auto" style:column-width="46.86pt"/>
    </style:style>
    <style:style style:name="co15" style:family="table-column">
      <style:table-column-properties fo:break-before="auto" style:column-width="52.41pt"/>
    </style:style>
    <style:style style:name="co16" style:family="table-column">
      <style:table-column-properties fo:break-before="auto" style:column-width="54.79pt"/>
    </style:style>
    <style:style style:name="co17" style:family="table-column">
      <style:table-column-properties fo:break-before="auto" style:column-width="51.59pt"/>
    </style:style>
    <style:style style:name="co18" style:family="table-column">
      <style:table-column-properties fo:break-before="auto" style:column-width="49.24pt"/>
    </style:style>
    <style:style style:name="co19" style:family="table-column">
      <style:table-column-properties fo:break-before="auto" style:column-width="277.06pt"/>
    </style:style>
    <style:style style:name="co20" style:family="table-column">
      <style:table-column-properties fo:break-before="auto" style:column-width="86.51pt"/>
    </style:style>
    <style:style style:name="co21" style:family="table-column">
      <style:table-column-properties fo:break-before="auto" style:column-width="67.44pt"/>
    </style:style>
    <style:style style:name="co22" style:family="table-column">
      <style:table-column-properties fo:break-before="auto" style:column-width="410.34pt"/>
    </style:style>
    <style:style style:name="co23" style:family="table-column">
      <style:table-column-properties fo:break-before="auto" style:column-width="75.4pt"/>
    </style:style>
    <style:style style:name="co24" style:family="table-column">
      <style:table-column-properties fo:break-before="auto" style:column-width="176.14pt"/>
    </style:style>
    <style:style style:name="co25" style:family="table-column">
      <style:table-column-properties fo:break-before="auto" style:column-width="184.11pt"/>
    </style:style>
    <style:style style:name="co26" style:family="table-column">
      <style:table-column-properties fo:break-before="auto" style:column-width="165.06pt"/>
    </style:style>
    <style:style style:name="co27" style:family="table-column">
      <style:table-column-properties fo:break-before="auto" style:column-width="202.39pt"/>
    </style:style>
    <style:style style:name="co28" style:family="table-column">
      <style:table-column-properties fo:break-before="auto" style:column-width="76.99pt"/>
    </style:style>
    <style:style style:name="co29" style:family="table-column">
      <style:table-column-properties fo:break-before="auto" style:column-width="72.26pt"/>
    </style:style>
    <style:style style:name="ro1" style:family="table-row">
      <style:table-row-properties style:row-height="36.74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Overview">
      <style:table-properties table:display="true" style:writing-mode="lr-tb" tableooo:tab-color="#f6b26b"/>
    </style:style>
    <style:style style:name="ta2" style:family="table" style:master-page-name="PageStyle_5f_Revenue">
      <style:table-properties table:display="true" style:writing-mode="lr-tb"/>
    </style:style>
    <style:style style:name="ta3" style:family="table" style:master-page-name="PageStyle_5f_Cost">
      <style:table-properties table:display="true" style:writing-mode="lr-tb"/>
    </style:style>
    <style:style style:name="ta4" style:family="table" style:master-page-name="PageStyle_5f_Status">
      <style:table-properties table:display="true" style:writing-mode="lr-tb"/>
    </style:style>
    <style:style style:name="ta5" style:family="table" style:master-page-name="PageStyle_5f_ProjectData">
      <style:table-properties table:display="true" style:writing-mode="lr-tb" tableooo:tab-color="#b7b7b7"/>
    </style:style>
    <style:style style:name="ta6" style:family="table" style:master-page-name="PageStyle_5f_CashflowData">
      <style:table-properties table:display="true" style:writing-mode="lr-tb" tableooo:tab-color="#b7b7b7"/>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ff9900"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2" style:family="table-cell" style:parent-style-name="Default">
      <style:table-cell-properties fo:background-color="#6666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 style:family="table-cell" style:parent-style-name="Default">
      <style:table-cell-properties fo:background-color="#6666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 style:family="table-cell" style:parent-style-name="Default">
      <style:table-cell-properties fo:background-color="#666666"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5" style:family="table-cell" style:parent-style-name="Default">
      <style:table-cell-properties fo:background-color="#666666"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9"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bold" style:font-size-asian="10pt" style:font-style-asian="normal" style:font-weight-asian="bold" style:font-name-complex="Roboto" style:font-size-complex="10pt" style:font-style-complex="normal" style:font-weight-complex="bold"/>
    </style:style>
    <style:style style:name="ce10" style:family="table-cell" style:parent-style-name="Default" style:data-style-name="N125">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1" style:family="table-cell" style:parent-style-name="Default" style:data-style-name="N84">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2" style:family="table-cell" style:parent-style-name="Default" style:data-style-name="N126">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cell-content()&lt;0.2" style:apply-style-name="ConditionalStyle_5f_7" style:base-cell-address="Overview.B6"/>
    </style:style>
    <style:style style:name="ce13" style:family="table-cell" style:parent-style-name="Default">
      <style:table-cell-properties fo:border-bottom="0.74pt solid #000000"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4" style:family="table-cell" style:parent-style-name="Default" style:data-style-name="N84">
      <style:table-cell-properties fo:border-bottom="0.74pt solid #000000"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5" style:family="table-cell" style:parent-style-name="Default" style:data-style-name="N3">
      <style:table-cell-properties fo:border-bottom="0.74pt solid #000000"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6" style:family="table-cell" style:parent-style-name="Default" style:data-style-name="N3">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7" style:family="table-cell" style:parent-style-name="Default" style:data-style-name="N100">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8"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COUNTIF([.$A$1:.$A$1048576];[.A4])&gt;1)" style:apply-style-name="ConditionalStyle_5f_8" style:base-cell-address="Revenue.A4"/>
    </style:style>
    <style:style style:name="ce20" style:family="table-cell" style:parent-style-name="Default" style:data-style-name="N100">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map style:condition="is-true-formula(COUNTIF([.$A$1:.$A$1048576];[.A4])&gt;1)" style:apply-style-name="ConditionalStyle_5f_8" style:base-cell-address="Revenue.A4"/>
    </style:style>
    <style:style style:name="ce21"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bold" style:font-size-asian="10pt" style:font-style-asian="normal" style:font-weight-asian="bold" style:font-name-complex="Roboto" style:font-size-complex="10pt" style:font-style-complex="normal" style:font-weight-complex="bold"/>
    </style:style>
    <style:style style:name="ce22"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B4]))&gt;0)" style:apply-style-name="ConditionalStyle_5f_13" style:base-cell-address="Revenue.B4"/>
    </style:style>
    <style:style style:name="ce24" style:family="table-cell" style:parent-style-name="Default">
      <style:table-cell-properties fo:background-color="#f6b2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TRIM([.B4]))&gt;0)" style:apply-style-name="ConditionalStyle_5f_13" style:base-cell-address="Revenue.B4"/>
    </style:style>
    <style:style style:name="ce25"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6"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4]))&gt;0)" style:apply-style-name="ConditionalStyle_5f_12" style:base-cell-address="Revenue.A4"/>
    </style:style>
    <style:style style:name="ce27" style:family="table-cell" style:parent-style-name="Default" style:data-style-name="N84">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2" style:base-cell-address="Revenue.A4"/>
    </style:style>
    <style:style style:name="ce28" style:family="table-cell" style:parent-style-name="Default" style:data-style-name="N3">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bold" style:font-size-asian="10pt" style:font-style-asian="normal" style:font-weight-asian="bold" style:font-name-complex="Roboto" style:font-size-complex="10pt" style:font-style-complex="normal" style:font-weight-complex="bold"/>
    </style:style>
    <style:style style:name="ce29" style:family="table-cell" style:parent-style-name="Default" style:data-style-name="N3">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0" style:family="table-cell" style:parent-style-name="Default" style:data-style-name="N3">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map style:condition="cell-content()!=INDIRECT(&quot;Overview!B14&quot;)" style:apply-style-name="ConditionalStyle_5f_14" style:base-cell-address="Revenue.D3"/>
    </style:style>
    <style:style style:name="ce3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4]))&gt;0)" style:apply-style-name="ConditionalStyle_5f_12" style:base-cell-address="Revenue.A4"/>
    </style:style>
    <style:style style:name="ce32" style:family="table-cell" style:parent-style-name="Default" style:data-style-name="N3">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A4]))&gt;0)" style:apply-style-name="ConditionalStyle_5f_12" style:base-cell-address="Revenue.A4"/>
    </style:style>
    <style:style style:name="ce33" style:family="table-cell" style:parent-style-name="Default" style:data-style-name="N3">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3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4]))&gt;0)" style:apply-style-name="ConditionalStyle_5f_11" style:base-cell-address="Revenue.E4"/>
    </style:style>
    <style:style style:name="ce35" style:family="table-cell" style:parent-style-name="Default" style:data-style-name="N3">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4]))&gt;0)" style:apply-style-name="ConditionalStyle_5f_11" style:base-cell-address="Revenue.E4"/>
    </style:style>
    <style:style style:name="ce36"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7" style:family="table-cell" style:parent-style-name="Default">
      <style:map style:condition="is-true-formula(LEN(TRIM([.E4]))&gt;0)" style:apply-style-name="ConditionalStyle_5f_11" style:base-cell-address="Revenue.E4"/>
    </style:style>
    <style:style style:name="ce38"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bold" style:font-size-asian="10pt" style:font-style-asian="normal" style:font-weight-asian="bold" style:font-name-complex="Roboto" style:font-size-complex="10pt" style:font-style-complex="normal" style:font-weight-complex="bold"/>
    </style:style>
    <style:style style:name="ce3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COUNTIF([.$A$1:.$A$1048576];[.A6])&gt;1)" style:apply-style-name="ConditionalStyle_5f_8" style:base-cell-address="Cost.A6"/>
    </style:style>
    <style:style style:name="ce40"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COUNTIF([.$A$1:.$A$1048576];[.A6])&gt;1)" style:apply-style-name="ConditionalStyle_5f_8" style:base-cell-address="Cost.A6"/>
    </style:style>
    <style:style style:name="ce41"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IF([.$A$1:.$A$1048576];[.A6])&gt;1)" style:apply-style-name="ConditionalStyle_5f_8" style:base-cell-address="Cost.A6"/>
    </style:style>
    <style:style style:name="ce4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OUNTIF([.$A$1:.$A$1048576];[.A6])&gt;1)" style:apply-style-name="ConditionalStyle_5f_8" style:base-cell-address="Cost.A6"/>
    </style:style>
    <style:style style:name="ce43"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bold" style:font-size-asian="10pt" style:font-style-asian="normal" style:font-weight-asian="bold" style:font-name-complex="Roboto" style:font-size-complex="10pt" style:font-style-complex="normal" style:font-weight-complex="bold"/>
    </style:style>
    <style:style style:name="ce45" style:family="table-cell" style:parent-style-name="Default">
      <style:table-cell-properties fo:border-bottom="none" fo:background-color="#f9cb9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regexmatch([.$B6:.$B103]; &quot;\s{8}[\w]+&quot;))" style:apply-style-name="ConditionalStyle_5f_19" style:base-cell-address="Cost.B6"/>
    </style:style>
    <style:style style:name="ce46" style:family="table-cell" style:parent-style-name="Default">
      <style:table-cell-properties fo:border-bottom="none" fo:background-color="#fce5cd"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regexmatch([.$B6:.$B103]; &quot;\s{8}[\w]+&quot;))" style:apply-style-name="ConditionalStyle_5f_19" style:base-cell-address="Cost.B6"/>
    </style:style>
    <style:style style:name="ce47" style:family="table-cell" style:parent-style-name="Default">
      <style:table-cell-properties fo:border-bottom="0.74pt solid #000000" fo:background-color="#fce5cd"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regexmatch([.$B6:.$B103]; &quot;\s{8}[\w]+&quot;))" style:apply-style-name="ConditionalStyle_5f_19" style:base-cell-address="Cost.B6"/>
    </style:style>
    <style:style style:name="ce48" style:family="table-cell" style:parent-style-name="Default">
      <style:table-cell-properties fo:border-bottom="0.74pt solid #000000" fo:background-color="#f9cb9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regexmatch([.$B6:.$B103]; &quot;\s{8}[\w]+&quot;))" style:apply-style-name="ConditionalStyle_5f_19" style:base-cell-address="Cost.B6"/>
    </style:style>
    <style:style style:name="ce49" style:family="table-cell" style:parent-style-name="Default">
      <style:table-cell-properties fo:border-bottom="0.74pt solid #000000" fo:background-color="#f9cb9c"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regexmatch([.$B6:.$B103]; &quot;\s{8}[\w]+&quot;))" style:apply-style-name="ConditionalStyle_5f_19" style:base-cell-address="Cost.B6"/>
    </style:style>
    <style:style style:name="ce5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gexmatch([.$B6:.$B103]; &quot;\s{8}[\w]+&quot;))" style:apply-style-name="ConditionalStyle_5f_19" style:base-cell-address="Cost.B6"/>
    </style:style>
    <style:style style:name="ce5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gexmatch([.$B6:.$B103]; &quot;\s{8}[\w]+&quot;))" style:apply-style-name="ConditionalStyle_5f_19" style:base-cell-address="Cost.B6"/>
    </style:style>
    <style:style style:name="ce52" style:family="table-cell" style:parent-style-name="Default">
      <style:table-cell-properties fo:border-bottom="none" fo:background-color="#666666" style:diagonal-bl-tr="none" style:diagonal-tl-br="none" fo:border-left="none" fo:border-right="0.74pt solid #000000" style:rotation-align="none" fo:border-top="non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5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55" style:family="table-cell" style:parent-style-name="Default" style:data-style-name="N0">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6" style:family="table-cell" style:parent-style-name="Default" style:data-style-name="N0">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57" style:family="table-cell" style:parent-style-name="Default" style:data-style-name="N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58" style:family="table-cell" style:parent-style-name="Default" style:data-style-name="N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59" style:family="table-cell" style:parent-style-name="Default" style:data-style-name="N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C6]))=0)" style:apply-style-name="ConditionalStyle_5f_9" style:base-cell-address="Cost.C6"/>
    </style:style>
    <style:style style:name="ce6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6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6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6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C6]))=0)" style:apply-style-name="ConditionalStyle_5f_9" style:base-cell-address="Cost.C6"/>
    </style:style>
    <style:style style:name="ce64"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68"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69" style:family="table-cell" style:parent-style-name="Default" style:data-style-name="N3">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C6]))=0)" style:apply-style-name="ConditionalStyle_5f_9" style:base-cell-address="Cost.C6"/>
    </style:style>
    <style:style style:name="ce71"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INDIRECT(&quot;PrimaryCurrencyCode&quot;)=&quot;EUR&quot;)" style:apply-style-name="ConditionalStyle_5f_16" style:base-cell-address="Cost.G3"/>
    </style:style>
    <style:style style:name="ce72" style:family="table-cell" style:parent-style-name="Default" style:data-style-name="N1">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map style:condition="is-true-formula(INDIRECT(&quot;PrimaryCurrencyCode&quot;)=&quot;EUR&quot;)" style:apply-style-name="ConditionalStyle_5f_16" style:base-cell-address="Cost.G3"/>
    </style:style>
    <style:style style:name="ce73" style:family="table-cell" style:parent-style-name="Default" style:data-style-name="N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74"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C6]))=0)" style:apply-style-name="ConditionalStyle_5f_9" style:base-cell-address="Cost.C6"/>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C6]))=0)" style:apply-style-name="ConditionalStyle_5f_9" style:base-cell-address="Cost.C6"/>
    </style:style>
    <style:style style:name="ce76" style:family="table-cell" style:parent-style-name="Default" style:data-style-name="N3">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77" style:family="table-cell" style:parent-style-name="Default" style:data-style-name="N3">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Default" style:data-style-name="N3">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map style:condition="cell-content()!=INDIRECT(&quot;Overview!B14&quot;)" style:apply-style-name="ConditionalStyle_5f_7" style:base-cell-address="Cost.H4"/>
    </style:style>
    <style:style style:name="ce79" style:family="table-cell" style:parent-style-name="Default">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80"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81" style:family="table-cell" style:parent-style-name="Default" style:data-style-name="N3">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82"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83" style:family="table-cell" style:parent-style-name="Default" style:data-style-name="N3">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84"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INDIRECT(&quot;PrimaryCurrencyCode&quot;)=&quot;EUR&quot;)" style:apply-style-name="ConditionalStyle_5f_15" style:base-cell-address="Cost.I3"/>
    </style:style>
    <style:style style:name="ce85" style:family="table-cell" style:parent-style-name="Default" style:data-style-name="N3">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86" style:family="table-cell" style:parent-style-name="Default" style:data-style-name="N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87"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88" style:family="table-cell" style:parent-style-name="Default">
      <style:map style:condition="is-true-formula(ISTEXT([.H6]))" style:apply-style-name="ConditionalStyle_5f_17" style:base-cell-address="Cost.H6"/>
    </style:style>
    <style:style style:name="ce8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90" style:family="table-cell" style:parent-style-name="Default">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1" style:family="table-cell" style:parent-style-name="Default" style:data-style-name="N100">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2" style:family="table-cell" style:parent-style-name="Default">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data-style-name="N3">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94" style:family="table-cell" style:parent-style-name="Default" style:data-style-name="N3">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cell-content()&lt;-0.001" style:apply-style-name="ConditionalStyle_5f_21" style:base-cell-address="Cost.J5"/>
    </style:style>
    <style:style style:name="ce95"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96" style:family="table-cell" style:parent-style-name="Default" style:data-style-name="N3">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97" style:family="table-cell" style:parent-style-name="Default">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98"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9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10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101"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10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103" style:family="table-cell" style:parent-style-name="Default">
      <style:map style:condition="is-true-formula(ISTEXT([.H6]))" style:apply-style-name="ConditionalStyle_5f_17" style:base-cell-address="Cost.H6"/>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10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106" style:family="table-cell" style:parent-style-name="Default" style:data-style-name="N100">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data-style-name="N3">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cell-content()&lt;-0.001" style:apply-style-name="ConditionalStyle_5f_21" style:base-cell-address="Cost.J5"/>
    </style:style>
    <style:style style:name="ce109" style:family="table-cell" style:parent-style-name="Default" style:data-style-name="N3">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110"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ISTEXT([.H6]))" style:apply-style-name="ConditionalStyle_5f_17" style:base-cell-address="Cost.H6"/>
    </style:style>
    <style:style style:name="ce11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11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1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TEXT([.H6]))" style:apply-style-name="ConditionalStyle_5f_17" style:base-cell-address="Cost.H6"/>
    </style:style>
    <style:style style:name="ce114" style:family="table-cell" style:parent-style-name="Default">
      <style:table-cell-properties fo:border-bottom="none" fo:background-color="#6666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map style:condition="is-true-formula(LEN(TRIM([.O11]))&gt;0)" style:apply-style-name="ConditionalStyle_5f_18" style:base-cell-address="Cost.O11"/>
    </style:style>
    <style:style style:name="ce1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ackground-color="#666666"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data-style-name="N125">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2]))&gt;0)" style:apply-style-name="ConditionalStyle_5f_12" style:base-cell-address="Status.A2"/>
    </style:style>
    <style:style style:name="ce124" style:family="table-cell" style:parent-style-name="Default" style:data-style-name="N84">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2]))&gt;0)" style:apply-style-name="ConditionalStyle_5f_12" style:base-cell-address="Status.A2"/>
    </style:style>
    <style:style style:name="ce125" style:family="table-cell" style:parent-style-name="Default" style:data-style-name="N12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2]))&gt;0)" style:apply-style-name="ConditionalStyle_5f_12" style:base-cell-address="Status.A2"/>
    </style:style>
    <style:style style:name="ce126" style:family="table-cell" style:parent-style-name="Default">
      <style:table-cell-properties fo:background-color="#666666"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fo:font-size="10pt" fo:font-style="normal" fo:text-shadow="none" style:text-underline-style="none" fo:font-weight="bold" style:font-size-asian="10pt" style:font-style-asian="normal" style:font-weight-asian="bold" style:font-name-complex="Roboto" style:font-size-complex="10pt" style:font-style-complex="normal" style:font-weight-complex="bold"/>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0pt" fo:font-style="normal" fo:text-shadow="none" style:text-underline-style="none" fo:font-weight="bold" style:font-size-asian="10pt" style:font-style-asian="normal" style:font-weight-asian="bold" style:font-name-complex="Roboto" style:font-size-complex="10pt" style:font-style-complex="normal" style:font-weight-complex="bold"/>
    </style:style>
    <style:style style:name="ce129" style:family="table-cell" style:parent-style-name="Default"/>
    <style:style style:name="ce130" style:family="table-cell" style:parent-style-name="Default">
      <style:table-cell-properties fo:border-bottom="0.74pt solid #000000" fo:background-color="#666666"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1" style:family="table-cell" style:parent-style-name="Default" style:data-style-name="N10">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2]))&gt;0)" style:apply-style-name="ConditionalStyle_5f_12" style:base-cell-address="Status.A2"/>
    </style:style>
    <style:style style:name="ce132"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2]))&gt;0)" style:apply-style-name="ConditionalStyle_5f_12" style:base-cell-address="Status.A2"/>
    </style:style>
    <style:style style:name="ce133" style:family="table-cell" style:parent-style-name="Default" style:data-style-name="N1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2]))&gt;0)" style:apply-style-name="ConditionalStyle_5f_12" style:base-cell-address="Status.A2"/>
    </style:style>
    <style:style style:name="ce134" style:family="table-cell" style:parent-style-name="Default">
      <style:table-cell-properties fo:background-color="#666666"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fo:background-color="#ffe59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2]))&gt;0)" style:apply-style-name="ConditionalStyle_5f_23" style:base-cell-address="Status.D2"/>
    </style:style>
    <style:style style:name="ce1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D2]))&gt;0)" style:apply-style-name="ConditionalStyle_5f_23" style:base-cell-address="Status.D2"/>
    </style:style>
    <style:style style:name="ce137"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LEN(TRIM([.A2]))&gt;0)" style:apply-style-name="ConditionalStyle_5f_12" style:base-cell-address="Status.A2"/>
    </style:style>
    <style:style style:name="ce138"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A2]))&gt;0)" style:apply-style-name="ConditionalStyle_5f_12" style:base-cell-address="Status.A2"/>
    </style:style>
    <style:style style:name="ce139" style:family="table-cell" style:parent-style-name="Default">
      <style:map style:condition="is-true-formula(LEN(TRIM([.A2]))&gt;0)" style:apply-style-name="ConditionalStyle_5f_12" style:base-cell-address="Status.A2"/>
    </style:style>
    <style:style style:name="ce140" style:family="table-cell" style:parent-style-name="Default">
      <style:table-cell-properties fo:background-color="#666666"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41" style:family="table-cell" style:parent-style-name="Default">
      <style:table-cell-properties fo:background-color="#ffff00"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3" style:family="table-cell" style:parent-style-name="Default" style:data-style-name="N3">
      <style:table-cell-properties fo:background-color="#666666"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3">
      <style:table-cell-properties fo:background-color="#666666"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4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ff00"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data-style-name="N3">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57" style:family="table-cell" style:parent-style-name="Default" style:data-style-name="N3">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4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2.81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 and cell-content-is-between(OR(NOT(ISERROR(DATEVALUE([.B4]))); AND(ISNUMBER([.B4]); LEFT(CELL(&quot;format&quot;; [.B4]))=&quot;D&quot;)),0)" table:allow-empty-cell="true" table:base-cell-address="Overview.B4">
          <table:help-message table:display="true">
            <text:p>Enter a valid date</text:p>
          </table:help-message>
          <table:error-message table:message-type="stop" table:display="true"/>
        </table:content-validation>
        <table:content-validation table:name="val2" table:condition="of:cell-content-is-in-list(&quot;AED&quot;;&quot;AFN&quot;;&quot;ALL&quot;;&quot;AMD&quot;;&quot;ANG&quot;;&quot;AOA&quot;;&quot;ARS&quot;;&quot;AUD&quot;;&quot;AWG&quot;;&quot;AZN&quot;;&quot;BAM&quot;;&quot;BBD&quot;;&quot;BDT&quot;;&quot;BGN&quot;;&quot;BHD&quot;;&quot;BIF&quot;;&quot;BMD&quot;;&quot;BND&quot;;&quot;BOB&quot;;&quot;BRL&quot;;&quot;BSD&quot;;&quot;BWP&quot;;&quot;BYR&quot;;&quot;BZD&quot;;&quot;CAD&quot;;&quot;CDF&quot;;&quot;CHF&quot;;&quot;CLP&quot;;&quot;CNY&quot;;&quot;COP&quot;;&quot;CRC&quot;;&quot;CUP&quot;;&quot;CVE&quot;;&quot;CZK&quot;;&quot;DJF&quot;;&quot;DKK&quot;;&quot;DOP&quot;;&quot;DZD&quot;;&quot;EEK&quot;;&quot;EGP&quot;;&quot;ERN&quot;;&quot;ETB&quot;;&quot;EUR&quot;;&quot;FJD&quot;;&quot;FKP&quot;;&quot;GBP&quot;;&quot;GEL&quot;;&quot;GHS&quot;;&quot;GIP&quot;;&quot;GMD&quot;;&quot;GNF&quot;;&quot;GTQ&quot;;&quot;GYD&quot;;&quot;HKD&quot;;&quot;HNL&quot;;&quot;HRK&quot;;&quot;HTG&quot;;&quot;HUF&quot;;&quot;IDR&quot;;&quot;ILS&quot;;&quot;INR&quot;;&quot;INR&quot;;&quot;IQD&quot;;&quot;IRR&quot;;&quot;ISK&quot;;&quot;JMD&quot;;&quot;JOD&quot;;&quot;JPY&quot;;&quot;KES&quot;;&quot;KGS&quot;;&quot;KHR&quot;;&quot;KMF&quot;;&quot;KPW&quot;;&quot;KRW&quot;;&quot;KWD&quot;;&quot;KYD&quot;;&quot;KZT&quot;;&quot;LAK&quot;;&quot;LBP&quot;;&quot;LKR&quot;;&quot;LRD&quot;;&quot;LTL&quot;;&quot;LVL&quot;;&quot;LYD&quot;;&quot;MAD&quot;;&quot;MDL&quot;;&quot;MGA&quot;;&quot;MKD&quot;;&quot;MMK&quot;;&quot;MNT&quot;;&quot;MOP&quot;;&quot;MRO&quot;;&quot;MUR&quot;;&quot;MVR&quot;;&quot;MWK&quot;;&quot;MXN&quot;;&quot;MYR&quot;;&quot;MZN&quot;;&quot;NGN&quot;;&quot;NIO&quot;;&quot;NOK&quot;;&quot;NPR&quot;;&quot;NZD&quot;;&quot;OMR&quot;;&quot;PAB&quot;;&quot;PEN&quot;;&quot;PGK&quot;;&quot;PHP&quot;;&quot;PKR&quot;;&quot;PLN&quot;;&quot;PYG&quot;;&quot;QAR&quot;;&quot;RON&quot;;&quot;RSD&quot;;&quot;RUB&quot;;&quot;RWF&quot;;&quot;SAR&quot;;&quot;SBD&quot;;&quot;SCR&quot;;&quot;SDG&quot;;&quot;SEK&quot;;&quot;SGD&quot;;&quot;SHP&quot;;&quot;SLL&quot;;&quot;SOS&quot;;&quot;SRD&quot;;&quot;STD&quot;;&quot;SVC&quot;;&quot;SYP&quot;;&quot;SZL&quot;;&quot;THB&quot;;&quot;TJS&quot;;&quot;TMT&quot;;&quot;TND&quot;;&quot;TOP&quot;;&quot;TRY&quot;;&quot;TTD&quot;;&quot;TWD&quot;;&quot;TZS&quot;;&quot;UAH&quot;;&quot;UGX&quot;;&quot;USD&quot;;&quot;UYU&quot;;&quot;UZS&quot;;&quot;VEF&quot;;&quot;VND&quot;;&quot;VUV&quot;;&quot;WST&quot;;&quot;XAF&quot;;&quot;XAG&quot;;&quot;XAU&quot;;&quot;XBA&quot;;&quot;XBB&quot;;&quot;XBC&quot;;&quot;XBD&quot;;&quot;XCD&quot;;&quot;XDR&quot;;&quot;XFU&quot;;&quot;XOF&quot;;&quot;XPD&quot;;&quot;XPF&quot;;&quot;XPT&quot;;&quot;XTS&quot;;&quot;YER&quot;;&quot;ZAR&quot;;&quot;ZAR&quot;;&quot;ZAR&quot;;&quot;ZMK&quot;;&quot;ZWL&quot;)" table:allow-empty-cell="true" table:display-list="unsorted" table:base-cell-address="Overview.B7">
          <table:help-message table:display="true">
            <text:p>Please input valid currency code</text:p>
          </table:help-message>
          <table:error-message table:message-type="stop" table:display="true"/>
        </table:content-validation>
        <table:content-validation table:name="val3" table:condition="of:cell-content-is-in-list(&quot;Client Project&quot;;&quot;Internal Project&quot;)" table:allow-empty-cell="true" table:display-list="unsorted" table:base-cell-address="Overview.B9">
          <table:help-message table:display="true">
            <text:p>Click and enter a value from the list of items</text:p>
          </table:help-message>
          <table:error-message table:message-type="stop" table:display="true"/>
        </table:content-validation>
        <table:content-validation table:name="val4" table:condition="of:cell-content-is-in-list(TeamMembers)" table:allow-empty-cell="true" table:display-list="unsorted" table:base-cell-address="Cost.C6">
          <table:help-message table:display="true">
            <text:p>Select right person</text:p>
          </table:help-message>
          <table:error-message table:message-type="stop" table:display="true"/>
        </table:content-validation>
        <table:content-validation table:name="val5" table:condition="of:cell-content-is-decimal-number() and cell-content()&gt;=0" table:allow-empty-cell="true" table:base-cell-address="Cost.D6">
          <table:help-message table:display="true">
            <text:p>Quantity must be a positive number</text:p>
          </table:help-message>
        </table:content-validation>
        <table:content-validation table:name="val6" table:condition="of:cell-content-is-in-list(&quot;Placeholder&quot;;&quot;Idea&quot;;&quot;Negotiating&quot;;&quot;Active&quot;;&quot;Finished&quot;;&quot;Dropped&quot;)" table:allow-empty-cell="true" table:display-list="unsorted" table:base-cell-address="Status.B2"/>
      </table:content-validations>
      <table:table table:name="Overview"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table:formula="of:=HYPERLINK(&quot;https://edgeryders.eu/t/9097&quot;;&quot;Read the manual: &quot;&quot;Creating and managing a budget&quot;&quot;.&quot;)" office:value-type="string" office:string-value="Read the manual: &quot;Creating and managing a budget&quot;." calcext:value-type="string" table:number-columns-spanned="2" table:number-rows-spanned="1">
            <text:p>Read the manual: "Creating and managing a budget".</text:p>
          </table:table-cell>
          <table:covered-table-cell/>
          <table:table-cell table:number-columns-repeated="1022"/>
        </table:table-row>
        <table:table-row table:style-name="ro2">
          <table:table-cell table:style-name="ce2" office:value-type="string" calcext:value-type="string">
            <text:p>Project Name</text:p>
          </table:table-cell>
          <table:table-cell table:style-name="ce8" office:value-type="string" calcext:value-type="string">
            <text:p>(Budget Template)</text:p>
          </table:table-cell>
          <table:table-cell table:number-columns-repeated="1022"/>
        </table:table-row>
        <table:table-row table:style-name="ro2">
          <table:table-cell table:style-name="ce2" office:value-type="string" calcext:value-type="string">
            <office:annotation draw:style-name="gr1" draw:text-style-name="P2" svg:width="461.06pt" svg:height="26.99pt" svg:x="131.84pt" svg:y="75.74pt" draw:caption-point-x="-11.54pt" draw:caption-point-y="-22.96pt">
              <dc:date>2019-04-23T00:00:00</dc:date>
              <text:p text:style-name="P1">Adapt by adding an entry in sheet "Status Journal".</text:p>
            </office:annotation>
            <text:p>Status</text:p>
          </table:table-cell>
          <table:table-cell table:style-name="ce9" table:formula="of:=IFERROR(__xludf.dummyfunction(&quot;INDEX(&#10;    FILTER(&#10;        Status!A:B,&#10;        NOT(ISBLANK(Status!B:B)),&#10;        Status!A:A &lt; TODAY()&#10;    ),&#10;    ROWS(FILTER(&#10;        Status!A:B,&#10;        NOT(ISBLANK(Status!B:B)),&#10;        Status!A:A &lt; TODAY()&#10;    )),&#10;    2&#10;)&quot;);&quot;Placeholder&quot;)" office:value-type="string" office:string-value="Placeholder" calcext:value-type="string">
            <text:p>Placeholder</text:p>
          </table:table-cell>
          <table:table-cell table:number-columns-repeated="1022"/>
        </table:table-row>
        <table:table-row table:style-name="ro2">
          <table:table-cell table:style-name="ce2" office:value-type="string" calcext:value-type="string">
            <office:annotation draw:style-name="gr1" draw:text-style-name="P2" svg:width="461.06pt" svg:height="26.99pt" svg:x="131.84pt" svg:y="91.5pt" draw:caption-point-x="-11.54pt" draw:caption-point-y="-22.99pt">
              <dc:date>2019-04-23T00:00:00</dc:date>
              <text:p text:style-name="P1">Calculated automatically from sheet "Status": first date with status "Active".</text:p>
            </office:annotation>
            <text:p>Start Date</text:p>
          </table:table-cell>
          <table:table-cell table:style-name="ce10" table:content-validation-name="val1" table:number-matrix-columns-spanned="1" table:number-matrix-rows-spanned="1" table:formula="of:=INDEX(       [$Status.A$1:.A$1048576];          MATCH(                  1;                  INDEX(               ( [$Status.B$1:.B$1048576] = &quot;Active&quot; );               0         );           0     )   )" office:value-type="date" office:date-value="2018-04-01" calcext:value-type="date">
            <text:p>2018-04-01</text:p>
          </table:table-cell>
          <table:table-cell table:number-columns-repeated="1022"/>
        </table:table-row>
        <table:table-row table:style-name="ro2">
          <table:table-cell table:style-name="ce3" office:value-type="string" calcext:value-type="string">
            <office:annotation draw:style-name="gr2" draw:text-style-name="P2" svg:width="461.06pt" svg:height="27.01pt" svg:x="131.84pt" svg:y="107.23pt" draw:caption-point-x="-11.54pt" draw:caption-point-y="-22.96pt">
              <dc:date>2019-04-23T00:00:00</dc:date>
              <text:p text:style-name="P1">Calculated automatically from sheet "Status": first date with status "Finished".</text:p>
            </office:annotation>
            <text:p>End Date</text:p>
          </table:table-cell>
          <table:table-cell table:style-name="ce11" table:number-matrix-columns-spanned="1" table:number-matrix-rows-spanned="1" table:formula="of:=INDEX(     [$Status.A$1:.A$1048576];     MATCH(1; INDEX([$Status.B$1:.B$1048576] = &quot;Finished&quot;; 0);     0 ))" office:value-type="date" office:date-value="2018-06-27" calcext:value-type="date">
            <text:p>2018-06-27</text:p>
          </table:table-cell>
          <table:table-cell table:number-columns-repeated="1022"/>
        </table:table-row>
        <table:table-row table:style-name="ro2">
          <table:table-cell table:style-name="ce4" office:value-type="string" calcext:value-type="string">
            <office:annotation draw:style-name="gr3" draw:text-style-name="P2" svg:width="461.06pt" svg:height="58.51pt" svg:x="131.84pt" svg:y="123pt" draw:caption-point-x="-11.54pt" draw:caption-point-y="-22.99pt">
              <dc:date>2019-04-23T00:00:00</dc:date>
              <text:p text:style-name="P1">Calculated automatically.</text:p>
              <text:p text:style-name="P1"/>
              <text:p text:style-name="P1">Should be 20% or more. If less, a warning is shown.</text:p>
            </office:annotation>
            <text:p>Project profit</text:p>
          </table:table-cell>
          <table:table-cell table:style-name="ce12" table:formula="of:=[$Cost.$H$14] / [.$B$14]" office:value-type="percentage" office:value="0.212532258064516" calcext:value-type="percentage">
            <text:p>21.25%</text:p>
          </table:table-cell>
          <table:table-cell table:number-columns-repeated="1022"/>
        </table:table-row>
        <table:table-row table:style-name="ro2">
          <table:table-cell table:style-name="ce2" office:value-type="string" calcext:value-type="string">
            <office:annotation draw:style-name="gr4" draw:text-style-name="P2" svg:width="461.06pt" svg:height="89.97pt" svg:x="131.84pt" svg:y="138.76pt" draw:caption-point-x="-11.54pt" draw:caption-point-y="-22.99pt">
              <dc:date>2019-04-23T00:00:00</dc:date>
              <text:p text:style-name="P1">The currency in which the budget was submitted and in which invoices to the client are written.</text:p>
              <text:p text:style-name="P1"/>
              <text:p text:style-name="P1">(Our accounting currency is always EUR.)</text:p>
              <text:p text:style-name="P1"/>
              <text:p text:style-name="P1">DO NOT CHANGE after filling the budget table!</text:p>
            </office:annotation>
            <text:p>Primary Currency</text:p>
          </table:table-cell>
          <table:table-cell table:style-name="ce13" table:content-validation-name="val2" office:value-type="string" calcext:value-type="string">
            <text:p>USD</text:p>
          </table:table-cell>
          <table:table-cell table:number-columns-repeated="1022"/>
        </table:table-row>
        <table:table-row table:style-name="ro2">
          <table:table-cell table:style-name="ce2" office:value-type="string" calcext:value-type="string">
            <office:annotation draw:style-name="gr5" draw:text-style-name="P2" svg:width="461.06pt" svg:height="121.49pt" svg:x="131.84pt" svg:y="154.49pt" draw:caption-point-x="-11.54pt" draw:caption-point-y="-22.96pt">
              <dc:date>2019-04-23T00:00:00</dc:date>
              <text:p text:style-name="P1">Date of the currency conversion rate from primary currency to EUR in sheets "Cost" and "Revenue".</text:p>
              <text:p text:style-name="P1"/>
              <text:p text:style-name="P1">At first, enter the date when the budget was created.</text:p>
              <text:p text:style-name="P1"/>
              <text:p text:style-name="P1">At project start, change it to the current date repeatedly until reaching a date in the center (or weighted center) of the revenue payments. This will approximately calculate the average exchange rate of the money we receive from the client, and hand that down to collaborators.</text:p>
              <text:p text:style-name="P1"/>
              <text:p text:style-name="P1">(This mechanism will be improved in the future.)</text:p>
            </office:annotation>
            <text:p>Conversion Date</text:p>
          </table:table-cell>
          <table:table-cell table:style-name="ce14" table:content-validation-name="val1" office:value-type="date" office:date-value="2018-05-01" calcext:value-type="date">
            <text:p>2018-05-01</text:p>
          </table:table-cell>
          <table:table-cell table:number-columns-repeated="1022"/>
        </table:table-row>
        <table:table-row table:style-name="ro2">
          <table:table-cell table:style-name="ce2" office:value-type="string" calcext:value-type="string">
            <text:p>Type</text:p>
          </table:table-cell>
          <table:table-cell table:style-name="ce13" table:content-validation-name="val3" office:value-type="string" calcext:value-type="string">
            <text:p>Client Project</text:p>
          </table:table-cell>
          <table:table-cell table:number-columns-repeated="1022"/>
        </table:table-row>
        <table:table-row table:style-name="ro2">
          <table:table-cell table:style-name="ce2" office:value-type="string" calcext:value-type="string">
            <text:p>Client</text:p>
          </table:table-cell>
          <table:table-cell table:style-name="ce13" office:value-type="string" calcext:value-type="string">
            <text:p>[client name]</text:p>
          </table:table-cell>
          <table:table-cell table:number-columns-repeated="1022"/>
        </table:table-row>
        <table:table-row table:style-name="ro2">
          <table:table-cell table:style-name="ce2" office:value-type="string" calcext:value-type="string">
            <text:p>Project Manager</text:p>
          </table:table-cell>
          <table:table-cell table:style-name="ce13" office:value-type="string" calcext:value-type="string">
            <text:p>[Edgeryders project manager name]</text:p>
          </table:table-cell>
          <table:table-cell table:number-columns-repeated="1022"/>
        </table:table-row>
        <table:table-row table:style-name="ro2">
          <table:table-cell table:style-name="ce2" office:value-type="string" calcext:value-type="string">
            <office:annotation draw:style-name="gr6" draw:text-style-name="P2" svg:width="461.06pt" svg:height="58.48pt" svg:x="131.84pt" svg:y="217.5pt" draw:caption-point-x="-11.54pt" draw:caption-point-y="-22.99pt">
              <dc:date>2019-04-23T00:00:00</dc:date>
              <text:p text:style-name="P1">If necessary, create multiple hyperlinks in the cell: "link, link, link".</text:p>
              <text:p text:style-name="P1"/>
              <text:p text:style-name="P1">Do not just enter URLs, they are too long.</text:p>
            </office:annotation>
            <text:p>Online space(s)</text:p>
          </table:table-cell>
          <table:table-cell table:style-name="ce13" office:value-type="string" calcext:value-type="string">
            <text:p>[links to project online resources]</text:p>
          </table:table-cell>
          <table:table-cell table:number-columns-repeated="1022"/>
        </table:table-row>
        <table:table-row table:style-name="ro2">
          <table:table-cell table:style-name="ce2" office:value-type="string" calcext:value-type="string">
            <text:p>Concept reference</text:p>
          </table:table-cell>
          <table:table-cell table:style-name="ce13" office:value-type="string" calcext:value-type="string">
            <text:p>[link to project description]</text:p>
          </table:table-cell>
          <table:table-cell table:number-columns-repeated="1022"/>
        </table:table-row>
        <table:table-row table:style-name="ro2">
          <table:table-cell table:style-name="ce2" table:formula="of:=&quot;Project budget (&quot;&amp;[.B7]&amp;&quot;)&quot;" office:value-type="string" office:string-value="Project budget (USD)" calcext:value-type="string">
            <office:annotation draw:style-name="gr1" draw:text-style-name="P2" svg:width="461.06pt" svg:height="26.99pt" svg:x="131.84pt" svg:y="249pt" draw:caption-point-x="-11.54pt" draw:caption-point-y="-22.99pt">
              <dc:date>2019-04-23T00:00:00</dc:date>
              <text:p text:style-name="P1">Insert the total value of the contract, in the "primary currency" (see above).</text:p>
            </office:annotation>
            <text:p>Project budget (USD)</text:p>
          </table:table-cell>
          <table:table-cell table:style-name="ce15" office:value-type="float" office:value="62000" calcext:value-type="float">
            <text:p>62,000</text:p>
          </table:table-cell>
          <table:table-cell table:number-columns-repeated="1022"/>
        </table:table-row>
        <table:table-row table:style-name="ro2">
          <table:table-cell table:style-name="ce2" office:value-type="string" calcext:value-type="string">
            <office:annotation draw:style-name="gr1" draw:text-style-name="P2" svg:width="461.06pt" svg:height="26.99pt" svg:x="131.84pt" svg:y="264.76pt" draw:caption-point-x="-11.54pt" draw:caption-point-y="-22.99pt">
              <dc:date>2019-04-23T00:00:00</dc:date>
              <text:p text:style-name="P1">Total value of the contract in EUR. Automatically determined.</text:p>
            </office:annotation>
            <text:p>Project budget (EUR)</text:p>
          </table:table-cell>
          <table:table-cell table:style-name="ce16" table:formula="of:=IFERROR(__xludf.dummyfunction(&quot;IF(&#10;     AND(&#10;        NOT(&#10;            PrimaryCurrencyCode = &quot;&quot;EUR&quot;&quot;&#10;        ),&#10;        NOT(&#10;            ISBLANK(&#10;                B14&#10;            )&#10;        )&#10;    ),&#10;     INDEX(&#10;        GOOGLEFINANCE(&#10;            CONCATENATE(&#10;                &quot;&quot;CURRENCY:&quot;&quot;,&quot;&amp;&quot;&#10;                PrimaryCurrencyCode,&#10;                &quot;&quot;EUR&quot;&quot;&#10;            ),&#10;            &quot;&quot;close&quot;&quot;,&#10;            LastConversionDate&#10;        ),&#10;        2,&#10;        2&#10;    ) * B14,&#10; B14  &#10;)&quot;);&quot;#REF!&quot;)" office:value-type="string" office:string-value="#REF!" calcext:value-type="string">
            <text:p>#REF!</text:p>
          </table:table-cell>
          <table:table-cell table:number-columns-repeated="1022"/>
        </table:table-row>
        <table:table-row table:style-name="ro2">
          <table:table-cell table:style-name="ce5" office:value-type="string" calcext:value-type="string" table:number-columns-spanned="1" table:number-rows-spanned="5">
            <office:annotation draw:style-name="gr3" draw:text-style-name="P2" svg:width="461.06pt" svg:height="58.51pt" svg:x="131.84pt" svg:y="280.49pt" draw:caption-point-x="-11.54pt" draw:caption-point-y="-22.96pt">
              <dc:date>2019-04-23T00:00:00</dc:date>
              <text:p text:style-name="P1">Edgeryders team members, one per cell.</text:p>
              <text:p text:style-name="P1"/>
              <text:p text:style-name="P1">Used to assign budget (sub)items to people.</text:p>
            </office:annotation>
            <text:p>Team</text:p>
          </table:table-cell>
          <table:table-cell table:style-name="ce13" office:value-type="string" calcext:value-type="string">
            <text:p>Alberto</text:p>
          </table:table-cell>
          <table:table-cell table:number-columns-repeated="1022"/>
        </table:table-row>
        <table:table-row table:style-name="ro2">
          <table:covered-table-cell table:style-name="ce6"/>
          <table:table-cell table:style-name="ce13" office:value-type="string" calcext:value-type="string">
            <text:p>Natalia</text:p>
          </table:table-cell>
          <table:table-cell table:number-columns-repeated="1022"/>
        </table:table-row>
        <table:table-row table:style-name="ro2">
          <table:covered-table-cell table:style-name="ce6"/>
          <table:table-cell table:style-name="ce13" office:value-type="string" calcext:value-type="string">
            <text:p>Noemi</text:p>
          </table:table-cell>
          <table:table-cell table:number-columns-repeated="1022"/>
        </table:table-row>
        <table:table-row table:style-name="ro2">
          <table:covered-table-cell table:style-name="ce6"/>
          <table:table-cell table:style-name="ce13" office:value-type="string" calcext:value-type="string">
            <text:p>John</text:p>
          </table:table-cell>
          <table:table-cell table:number-columns-repeated="1022"/>
        </table:table-row>
        <table:table-row table:style-name="ro2">
          <table:covered-table-cell table:style-name="ce7"/>
          <table:table-cell table:style-name="ce13" office:value-type="string" calcext:value-type="string">
            <text:p>Matthias</text:p>
          </table:table-cell>
          <table:table-cell table:number-columns-repeated="1022"/>
        </table:table-row>
        <table:table-row table:style-name="ro3" table:number-rows-repeated="1048555">
          <table:table-cell table:number-columns-repeated="1024"/>
        </table:table-row>
        <table:table-row table:style-name="ro3">
          <table:table-cell table:number-columns-repeated="1024"/>
        </table:table-row>
        <calcext:conditional-formats>
          <calcext:conditional-format calcext:target-range-address="Overview.B3:Overview.B3">
            <calcext:condition calcext:apply-style-name="ConditionalStyle_1" calcext:value="contains-text(&quot;Active&quot;)" calcext:base-cell-address="Overview.B3"/>
          </calcext:conditional-format>
          <calcext:conditional-format calcext:target-range-address="Overview.B3:Overview.B3">
            <calcext:condition calcext:apply-style-name="ConditionalStyle_2" calcext:value="contains-text(&quot;Finished&quot;)" calcext:base-cell-address="Overview.B3"/>
          </calcext:conditional-format>
          <calcext:conditional-format calcext:target-range-address="Overview.B3:Overview.B3">
            <calcext:condition calcext:apply-style-name="ConditionalStyle_3" calcext:value="contains-text(&quot;Negotiating&quot;)" calcext:base-cell-address="Overview.B3"/>
          </calcext:conditional-format>
          <calcext:conditional-format calcext:target-range-address="Overview.B3:Overview.B3">
            <calcext:condition calcext:apply-style-name="ConditionalStyle_4" calcext:value="contains-text(&quot;Dropped&quot;)" calcext:base-cell-address="Overview.B3"/>
          </calcext:conditional-format>
          <calcext:conditional-format calcext:target-range-address="Overview.B3:Overview.B3">
            <calcext:condition calcext:apply-style-name="ConditionalStyle_5" calcext:value="contains-text(&quot;Idea&quot;)" calcext:base-cell-address="Overview.B3"/>
          </calcext:conditional-format>
          <calcext:conditional-format calcext:target-range-address="Overview.A5:Overview.B5">
            <calcext:condition calcext:apply-style-name="ConditionalStyle_6" calcext:value="contains-text(&quot;N/A&quot;)" calcext:base-cell-address="Overview.A5"/>
          </calcext:conditional-format>
          <calcext:conditional-format calcext:target-range-address="Overview.B6:Overview.B6">
            <calcext:condition calcext:apply-style-name="ConditionalStyle_7" calcext:value="&lt;0.2" calcext:base-cell-address="Overview.B6"/>
          </calcext:conditional-format>
        </calcext:conditional-formats>
      </table:table>
      <table:table table:name="Revenue" table:style-name="ta2">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3" table:number-columns-repeated="1018" table:default-cell-style-name="Default"/>
        <table:table-row table:style-name="ro2">
          <table:table-cell table:style-name="ce17" office:value-type="string" calcext:value-type="string">
            <office:annotation draw:style-name="gr1" draw:text-style-name="P2" svg:width="492.09pt" svg:height="26.99pt" svg:x="41.39pt" svg:y="23.24pt" draw:caption-point-x="-11.54pt" draw:caption-point-y="-22.96pt">
              <dc:date>2019-04-23T00:00:00</dc:date>
              <text:p text:style-name="P1">Invoice serial number.</text:p>
            </office:annotation>
            <text:p>S/N</text:p>
          </table:table-cell>
          <table:table-cell table:style-name="ce21" office:value-type="string" calcext:value-type="string">
            <office:annotation draw:style-name="gr1" draw:text-style-name="P2" svg:width="568.26pt" svg:height="26.99pt" svg:x="287.49pt" svg:y="23.24pt" draw:caption-point-x="-11.54pt" draw:caption-point-y="-22.96pt">
              <dc:date>2019-04-23T00:00:00</dc:date>
              <text:p text:style-name="P1">Optional: link invoice titles to FreeAgent.</text:p>
            </office:annotation>
            <text:p>Title</text:p>
          </table:table-cell>
          <table:table-cell table:style-name="ce21" office:value-type="string" calcext:value-type="string">
            <office:annotation draw:style-name="gr1" draw:text-style-name="P2" svg:width="562.71pt" svg:height="26.99pt" svg:x="373.18pt" svg:y="23.24pt" draw:caption-point-x="-11.54pt" draw:caption-point-y="-22.96pt">
              <dc:date>2019-04-23T00:00:00</dc:date>
              <text:p text:style-name="P1">Enter the latest possible payment date to plan for the worst case cash flow scenario.</text:p>
            </office:annotation>
            <text:p>Payment Date</text:p>
          </table:table-cell>
          <table:table-cell table:style-name="ce28" office:value-type="string" calcext:value-type="string" table:number-columns-spanned="2" table:number-rows-spanned="1">
            <text:p>Revenue</text:p>
          </table:table-cell>
          <table:covered-table-cell/>
          <table:table-cell table:style-name="ce21" office:value-type="string" calcext:value-type="string">
            <text:p>Note</text:p>
          </table:table-cell>
          <table:table-cell table:number-columns-repeated="1018"/>
        </table:table-row>
        <table:table-row table:style-name="ro2">
          <table:table-cell table:style-name="ce17"/>
          <table:table-cell table:style-name="ce21"/>
          <table:table-cell table:style-name="ce25"/>
          <table:table-cell table:style-name="ce29" table:formula="of:=PrimaryCurrencyCode" office:value-type="string" office:string-value="USD" calcext:value-type="string">
            <text:p>USD</text:p>
          </table:table-cell>
          <table:table-cell table:style-name="ce29" office:value-type="string" calcext:value-type="string">
            <text:p>EUR</text:p>
          </table:table-cell>
          <table:table-cell table:style-name="ce21"/>
          <table:table-cell table:number-columns-repeated="1018"/>
        </table:table-row>
        <table:table-row table:style-name="ro2">
          <table:table-cell table:style-name="ce18"/>
          <table:table-cell table:style-name="ce22" table:number-columns-repeated="2"/>
          <table:table-cell table:style-name="ce30" table:formula="of:=SUM([.D4:.D8])" office:value-type="float" office:value="62000" calcext:value-type="float">
            <office:annotation draw:style-name="gr3" draw:text-style-name="P2" svg:width="562.71pt" svg:height="58.51pt" svg:x="453.34pt" svg:y="54.74pt" draw:caption-point-x="-11.54pt" draw:caption-point-y="-22.96pt">
              <dc:date>2019-04-23T00:00:00</dc:date>
              <text:p text:style-name="P1">Total revenues.</text:p>
              <text:p text:style-name="P1"/>
              <text:p text:style-name="P1">Must be equal to <text:s/>the total project budget, otherwise a warning is displayed.</text:p>
            </office:annotation>
            <text:p>62,000</text:p>
          </table:table-cell>
          <table:table-cell table:style-name="ce33" table:formula="of:=SUM([.E4:.E8])" office:value-type="float" office:value="0" calcext:value-type="float">
            <office:annotation draw:style-name="gr2" draw:text-style-name="P2" svg:width="562.71pt" svg:height="27.01pt" svg:x="533.48pt" svg:y="54.74pt" draw:caption-point-x="-11.54pt" draw:caption-point-y="-22.96pt">
              <dc:date>2019-04-23T00:00:00</dc:date>
              <text:p text:style-name="P1">Total revenues, converted to EUR.</text:p>
            </office:annotation>
            <text:p>0</text:p>
          </table:table-cell>
          <table:table-cell table:style-name="ce36" office:value-type="string" calcext:value-type="string">
            <text:p>Column sums</text:p>
          </table:table-cell>
          <table:table-cell table:number-columns-repeated="1018"/>
        </table:table-row>
        <table:table-row table:style-name="ro2">
          <table:table-cell table:style-name="ce19" table:formula="of:=ROW()-3" office:value-type="float" office:value="1" calcext:value-type="float">
            <text:p>1</text:p>
          </table:table-cell>
          <table:table-cell table:style-name="ce23" office:value-type="string" calcext:value-type="string">
            <text:p>Invoice "Milestone 1"</text:p>
          </table:table-cell>
          <table:table-cell table:style-name="ce26" office:value-type="date" office:date-value="2018-04-30" calcext:value-type="date">
            <text:p>2018-04-30</text:p>
          </table:table-cell>
          <table:table-cell table:style-name="ce31" office:value-type="float" office:value="8000" calcext:value-type="float">
            <text:p>8,000</text:p>
          </table:table-cell>
          <table:table-cell table:style-name="ce34" table:formula="of:=IFERROR(__xludf.dummyfunction(&quot;IF(&#10;AND(NOT(PrimaryCurrencyCode=&quot;&quot;EUR&quot;&quot;),NOT(ISBLANK(D:D))),&#10;&#10;INDEX(GOOGLEFINANCE(CONCATENATE(&quot;&quot;CURRENCY:&quot;&quot;,PrimaryCurrencyCode,&quot;&quot;EUR&quot;&quot;), &quot;&quot;close&quot;&quot;, LastConversionDate),2,2)*D:D, &#10;&#10;D:D&#10;)&quot;);&quot;#REF!&quot;)" office:value-type="string" office:string-value="#REF!" calcext:value-type="string">
            <text:p>#REF!</text:p>
          </table:table-cell>
          <table:table-cell table:style-name="ce37"/>
          <table:table-cell table:number-columns-repeated="1018"/>
        </table:table-row>
        <table:table-row table:style-name="ro2">
          <table:table-cell table:style-name="ce19" table:formula="of:=ROW()-3" office:value-type="float" office:value="2" calcext:value-type="float">
            <text:p>2</text:p>
          </table:table-cell>
          <table:table-cell table:style-name="ce23" office:value-type="string" calcext:value-type="string">
            <text:p>Invoice "Milestone 2"</text:p>
          </table:table-cell>
          <table:table-cell table:style-name="ce26" office:value-type="date" office:date-value="2018-12-01" calcext:value-type="date">
            <text:p>2018-12-01</text:p>
          </table:table-cell>
          <table:table-cell table:style-name="ce31" office:value-type="float" office:value="12000" calcext:value-type="float">
            <text:p>12,000</text:p>
          </table:table-cell>
          <table:table-cell table:style-name="ce34" table:formula="of:=IFERROR(__xludf.dummyfunction(&quot;IF(&#10;AND(NOT(PrimaryCurrencyCode=&quot;&quot;EUR&quot;&quot;),NOT(ISBLANK(D:D))),&#10;&#10;INDEX(GOOGLEFINANCE(CONCATENATE(&quot;&quot;CURRENCY:&quot;&quot;,PrimaryCurrencyCode,&quot;&quot;EUR&quot;&quot;), &quot;&quot;close&quot;&quot;, LastConversionDate),2,2)*D:D, &#10;&#10;D:D&#10;)&quot;);&quot;#REF!&quot;)" office:value-type="string" office:string-value="#REF!" calcext:value-type="string">
            <text:p>#REF!</text:p>
          </table:table-cell>
          <table:table-cell table:style-name="ce37"/>
          <table:table-cell table:number-columns-repeated="1018"/>
        </table:table-row>
        <table:table-row table:style-name="ro2">
          <table:table-cell table:style-name="ce19" table:formula="of:=ROW()-3" office:value-type="float" office:value="3" calcext:value-type="float">
            <text:p>3</text:p>
          </table:table-cell>
          <table:table-cell table:style-name="ce23" office:value-type="string" calcext:value-type="string">
            <text:p>Invoice "Milestone 3"</text:p>
          </table:table-cell>
          <table:table-cell table:style-name="ce26" office:value-type="date" office:date-value="2019-03-08" calcext:value-type="date">
            <text:p>2019-03-08</text:p>
          </table:table-cell>
          <table:table-cell table:style-name="ce31" office:value-type="float" office:value="16000" calcext:value-type="float">
            <text:p>16,000</text:p>
          </table:table-cell>
          <table:table-cell table:style-name="ce34" table:formula="of:=IFERROR(__xludf.dummyfunction(&quot;IF(&#10;AND(NOT(PrimaryCurrencyCode=&quot;&quot;EUR&quot;&quot;),NOT(ISBLANK(D:D))),&#10;&#10;INDEX(GOOGLEFINANCE(CONCATENATE(&quot;&quot;CURRENCY:&quot;&quot;,PrimaryCurrencyCode,&quot;&quot;EUR&quot;&quot;), &quot;&quot;close&quot;&quot;, LastConversionDate),2,2)*D:D, &#10;&#10;D:D&#10;)&quot;);&quot;#REF!&quot;)" office:value-type="string" office:string-value="#REF!" calcext:value-type="string">
            <text:p>#REF!</text:p>
          </table:table-cell>
          <table:table-cell table:style-name="ce37"/>
          <table:table-cell table:number-columns-repeated="1018"/>
        </table:table-row>
        <table:table-row table:style-name="ro2">
          <table:table-cell table:style-name="ce19" table:formula="of:=ROW()-3" office:value-type="float" office:value="4" calcext:value-type="float">
            <text:p>4</text:p>
          </table:table-cell>
          <table:table-cell table:style-name="ce23" office:value-type="string" calcext:value-type="string">
            <text:p>Invoice "Milestone 4"</text:p>
          </table:table-cell>
          <table:table-cell table:style-name="ce26" office:value-type="date" office:date-value="2019-10-15" calcext:value-type="date">
            <text:p>2019-10-15</text:p>
          </table:table-cell>
          <table:table-cell table:style-name="ce31" office:value-type="float" office:value="16000" calcext:value-type="float">
            <text:p>16,000</text:p>
          </table:table-cell>
          <table:table-cell table:style-name="ce34" table:formula="of:=IFERROR(__xludf.dummyfunction(&quot;IF(&#10;AND(NOT(PrimaryCurrencyCode=&quot;&quot;EUR&quot;&quot;),NOT(ISBLANK(D:D))),&#10;&#10;INDEX(GOOGLEFINANCE(CONCATENATE(&quot;&quot;CURRENCY:&quot;&quot;,PrimaryCurrencyCode,&quot;&quot;EUR&quot;&quot;), &quot;&quot;close&quot;&quot;, LastConversionDate),2,2)*D:D, &#10;&#10;D:D&#10;)&quot;);&quot;#REF!&quot;)" office:value-type="string" office:string-value="#REF!" calcext:value-type="string">
            <text:p>#REF!</text:p>
          </table:table-cell>
          <table:table-cell table:style-name="ce37"/>
          <table:table-cell table:number-columns-repeated="1018"/>
        </table:table-row>
        <table:table-row table:style-name="ro2">
          <table:table-cell table:style-name="ce20" table:formula="of:=ROW()-3" office:value-type="float" office:value="5" calcext:value-type="float">
            <text:p>5</text:p>
          </table:table-cell>
          <table:table-cell table:style-name="ce24" office:value-type="string" calcext:value-type="string">
            <text:p>Invoice "Milestone 5"</text:p>
          </table:table-cell>
          <table:table-cell table:style-name="ce27" office:value-type="date" office:date-value="2019-12-01" calcext:value-type="date">
            <text:p>2019-12-01</text:p>
          </table:table-cell>
          <table:table-cell table:style-name="ce32" office:value-type="float" office:value="10000" calcext:value-type="float">
            <text:p>10,000</text:p>
          </table:table-cell>
          <table:table-cell table:style-name="ce35" table:formula="of:=IFERROR(__xludf.dummyfunction(&quot;IF(&#10;AND(NOT(PrimaryCurrencyCode=&quot;&quot;EUR&quot;&quot;),NOT(ISBLANK(D:D))),&#10;&#10;INDEX(GOOGLEFINANCE(CONCATENATE(&quot;&quot;CURRENCY:&quot;&quot;,PrimaryCurrencyCode,&quot;&quot;EUR&quot;&quot;), &quot;&quot;close&quot;&quot;, LastConversionDate),2,2)*D:D, &#10;&#10;D:D&#10;)&quot;);&quot;#REF!&quot;)" office:value-type="string" office:string-value="#REF!" calcext:value-type="string">
            <text:p>#REF!</text:p>
          </table:table-cell>
          <table:table-cell table:style-name="ce37"/>
          <table:table-cell table:number-columns-repeated="1018"/>
        </table:table-row>
        <table:table-row table:style-name="ro3" table:number-rows-repeated="1048567">
          <table:table-cell table:number-columns-repeated="1024"/>
        </table:table-row>
        <table:table-row table:style-name="ro3">
          <table:table-cell table:number-columns-repeated="1024"/>
        </table:table-row>
        <calcext:conditional-formats>
          <calcext:conditional-format calcext:target-range-address="Revenue.A4:Revenue.A8">
            <calcext:condition calcext:apply-style-name="ConditionalStyle_8" calcext:value="formula-is(COUNTIF([.$A$1:.$A$1048576];[.A4])&gt;1)" calcext:base-cell-address="Revenue.A4"/>
          </calcext:conditional-format>
          <calcext:conditional-format calcext:target-range-address="Revenue.A4:Revenue.A8">
            <calcext:condition calcext:apply-style-name="ConditionalStyle_9" calcext:value="formula-is(LEN(TRIM([.A4]))=0)" calcext:base-cell-address="Revenue.A4"/>
          </calcext:conditional-format>
          <calcext:conditional-format calcext:target-range-address="Revenue.A4:Revenue.A8">
            <calcext:condition calcext:apply-style-name="ConditionalStyle_10" calcext:value="formula-is(LEN(TRIM([.A4]))&gt;0)" calcext:base-cell-address="Revenue.A4"/>
          </calcext:conditional-format>
          <calcext:conditional-format calcext:target-range-address="Revenue.E4:Revenue.E8 Revenue.F4:Revenue.F8">
            <calcext:condition calcext:apply-style-name="ConditionalStyle_11" calcext:value="formula-is(LEN(TRIM([.E4]))&gt;0)" calcext:base-cell-address="Revenue.E4"/>
          </calcext:conditional-format>
          <calcext:conditional-format calcext:target-range-address="Revenue.A4:Revenue.A8 Revenue.C4:Revenue.D8">
            <calcext:condition calcext:apply-style-name="ConditionalStyle_12" calcext:value="formula-is(LEN(TRIM([.A4]))&gt;0)" calcext:base-cell-address="Revenue.A4"/>
          </calcext:conditional-format>
          <calcext:conditional-format calcext:target-range-address="Revenue.B4:Revenue.B8">
            <calcext:condition calcext:apply-style-name="ConditionalStyle_13" calcext:value="formula-is(LEN(TRIM([.B4]))&gt;0)" calcext:base-cell-address="Revenue.B4"/>
          </calcext:conditional-format>
          <calcext:conditional-format calcext:target-range-address="Revenue.D3:Revenue.D3">
            <calcext:condition calcext:apply-style-name="ConditionalStyle_14" calcext:value="!=INDIRECT(&quot;Overview!B14&quot;)" calcext:base-cell-address="Revenue.D3"/>
          </calcext:conditional-format>
        </calcext:conditional-formats>
      </table:table>
      <table:table table:name="Cost" table:style-name="ta3">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1"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3" table:number-columns-repeated="1009" table:default-cell-style-name="Default"/>
        <table:table-row table:style-name="ro2">
          <table:table-cell table:style-name="ce17" office:value-type="string" calcext:value-type="string">
            <office:annotation draw:style-name="gr3" draw:text-style-name="P2" svg:width="380.95pt" svg:height="58.51pt" svg:x="41.39pt" svg:y="23.24pt" draw:caption-point-x="-11.54pt" draw:caption-point-y="-22.96pt">
              <dc:date>2019-04-23T00:00:00</dc:date>
              <text:p text:style-name="P1">Budget item serial number.</text:p>
              <text:p text:style-name="P1"/>
              <text:p text:style-name="P1">Just delete it if you don't like it. It is not needed for any formulas.</text:p>
            </office:annotation>
            <text:p>S/N</text:p>
          </table:table-cell>
          <table:table-cell table:style-name="ce43" office:value-type="string" calcext:value-type="string">
            <office:annotation draw:style-name="gr1" draw:text-style-name="P2" svg:width="193.66pt" svg:height="28.09pt" svg:x="274.73pt" svg:y="22.71pt" draw:caption-point-x="-11.54pt" draw:caption-point-y="-22.42pt">
              <dc:date>2019-04-23T00:00:00</dc:date>
              <text:p text:style-name="P1">Use 4 spaces per level to indent sub-items. This affects the color formatting.</text:p>
            </office:annotation>
            <text:p>Item</text:p>
          </table:table-cell>
          <table:table-cell table:style-name="ce43" office:value-type="string" calcext:value-type="string">
            <text:p>Person</text:p>
          </table:table-cell>
          <table:table-cell table:style-name="ce55" office:value-type="string" calcext:value-type="string">
            <office:annotation draw:style-name="gr1" draw:text-style-name="P2" svg:width="200.86pt" svg:height="26.99pt" svg:x="372.33pt" svg:y="23.24pt" draw:caption-point-x="-11.54pt" draw:caption-point-y="-22.96pt">
              <dc:date>2019-04-23T00:00:00</dc:date>
              <text:p text:style-name="P1">Quantity</text:p>
            </office:annotation>
            <text:p>Qty</text:p>
          </table:table-cell>
          <table:table-cell table:style-name="ce43" office:value-type="string" calcext:value-type="string">
            <office:annotation draw:style-name="gr5" draw:text-style-name="P2" svg:width="200.86pt" svg:height="121.49pt" svg:x="422.33pt" svg:y="23.24pt" draw:caption-point-x="-11.54pt" draw:caption-point-y="-22.96pt">
              <dc:date>2019-04-23T00:00:00</dc:date>
              <text:p text:style-name="P1">Use any (understandable) units you like. Proposal based on NATO unit abbreviations:</text:p>
              <text:p text:style-name="P1">EA = each / piece</text:p>
              <text:p text:style-name="P1">PR = pair</text:p>
              <text:p text:style-name="P1">SE = set</text:p>
              <text:p text:style-name="P1">RO = roll</text:p>
              <text:p text:style-name="P1"/>
              <text:p text:style-name="P1">FTEM = full-time equivalent month of work (160 h)</text:p>
            </office:annotation>
            <text:p>Unit</text:p>
          </table:table-cell>
          <table:table-cell table:style-name="ce64" office:value-type="string" calcext:value-type="string" table:number-columns-spanned="2" table:number-rows-spanned="1">
            <text:p>Unit cost</text:p>
          </table:table-cell>
          <table:covered-table-cell/>
          <table:table-cell table:style-name="ce76" office:value-type="string" calcext:value-type="string" table:number-columns-spanned="2" table:number-rows-spanned="1">
            <text:p>Budget</text:p>
          </table:table-cell>
          <table:covered-table-cell/>
          <table:table-cell table:style-name="ce90" office:value-type="string" calcext:value-type="string" table:number-columns-spanned="5" table:number-rows-spanned="1">
            <office:annotation draw:style-name="gr7" draw:text-style-name="P2" svg:width="208.06pt" svg:height="90pt" svg:x="675.58pt" svg:y="23.24pt" draw:caption-point-x="196.53pt" draw:caption-point-y="-22.96pt">
              <dc:date>2019-04-23T00:00:00</dc:date>
              <text:p text:style-name="P1">A plan when costs will be realized. </text:p>
              <text:p text:style-name="P1"/>
              <text:p text:style-name="P1">Column header numbers refer to invoice numbers in sheet "Revenue".</text:p>
              <text:p text:style-name="P1"/>
              <text:p text:style-name="P1">Each column lists costs that may be billed after (!) receiving that invoice from the client.</text:p>
            </office:annotation>
            <text:p>Cash flow <text:span text:style-name="T1">(billing plan per revenue item)</text:span></text:p>
          </table:table-cell>
          <table:covered-table-cell table:number-columns-repeated="4"/>
          <table:table-cell table:style-name="ce90" office:value-type="string" calcext:value-type="string">
            <text:p>Note</text:p>
          </table:table-cell>
          <table:table-cell table:number-columns-repeated="1009"/>
        </table:table-row>
        <table:table-row table:style-name="ro2">
          <table:table-cell table:style-name="ce17"/>
          <table:table-cell table:style-name="ce43" table:number-columns-repeated="2"/>
          <table:table-cell table:style-name="ce55"/>
          <table:table-cell table:style-name="ce43"/>
          <table:table-cell table:style-name="ce65"/>
          <table:table-cell table:style-name="ce43"/>
          <table:table-cell table:style-name="ce76"/>
          <table:table-cell table:style-name="ce83"/>
          <table:table-cell table:style-name="ce91" table:number-matrix-columns-spanned="5" table:number-matrix-rows-spanned="1" table:formula="of:=TRANSPOSE(RevenueNumbers)"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06" office:value-type="float" office:value="5" calcext:value-type="float">
            <text:p>5</text:p>
          </table:table-cell>
          <table:table-cell table:style-name="ce90"/>
          <table:table-cell table:number-columns-repeated="1009"/>
        </table:table-row>
        <table:table-row table:style-name="ro2">
          <table:table-cell table:style-name="ce17"/>
          <table:table-cell table:style-name="ce43" table:number-columns-repeated="2"/>
          <table:table-cell table:style-name="ce55"/>
          <table:table-cell table:style-name="ce43"/>
          <table:table-cell table:style-name="ce66" table:formula="of:=PrimaryCurrencyCode" office:value-type="string" office:string-value="USD" calcext:value-type="string">
            <text:p>USD</text:p>
          </table:table-cell>
          <table:table-cell table:style-name="ce71" office:value-type="string" calcext:value-type="string">
            <text:p>EUR</text:p>
          </table:table-cell>
          <table:table-cell table:style-name="ce77" table:formula="of:=PrimaryCurrencyCode" office:value-type="string" office:string-value="USD" calcext:value-type="string">
            <text:p>USD</text:p>
          </table:table-cell>
          <table:table-cell table:style-name="ce84" office:value-type="string" calcext:value-type="string">
            <text:p>EUR</text:p>
          </table:table-cell>
          <table:table-cell table:style-name="ce92" office:value-type="string" calcext:value-type="string">
            <text:p>EUR</text:p>
          </table:table-cell>
          <table:table-cell table:number-columns-repeated="3" table:style-name="ce66" office:value-type="string" calcext:value-type="string">
            <text:p>EUR</text:p>
          </table:table-cell>
          <table:table-cell table:style-name="ce107" office:value-type="string" calcext:value-type="string">
            <text:p>EUR</text:p>
          </table:table-cell>
          <table:table-cell table:style-name="ce90"/>
          <table:table-cell table:number-columns-repeated="1009"/>
        </table:table-row>
        <table:table-row table:style-name="ro2">
          <table:table-cell table:style-name="ce38"/>
          <table:table-cell table:style-name="ce44"/>
          <table:table-cell table:style-name="ce52"/>
          <table:table-cell table:style-name="ce56"/>
          <table:table-cell table:style-name="ce52"/>
          <table:table-cell table:style-name="ce22"/>
          <table:table-cell table:style-name="ce72"/>
          <table:table-cell table:style-name="ce78" table:formula="of:=SUM([.H6:.H103])" office:value-type="float" office:value="62000" calcext:value-type="float">
            <office:annotation draw:style-name="gr3" draw:text-style-name="P2" svg:width="209.59pt" svg:height="61.68pt" svg:x="573.19pt" svg:y="68.91pt" draw:caption-point-x="-11.54pt" draw:caption-point-y="-21.4pt">
              <dc:date>2019-04-23T00:00:00</dc:date>
              <text:p text:style-name="P1">Total Budget.</text:p>
              <text:p text:style-name="P1"/>
              <text:p text:style-name="P1">Must be the same as the project budget (see sheet "Overview"). A warning will appear if it is different.</text:p>
            </office:annotation>
            <text:p>62,000</text:p>
          </table:table-cell>
          <table:table-cell table:style-name="ce85" table:formula="of:=IFERROR(__xludf.dummyfunction(&quot;IF(&#10;AND(NOT(PrimaryCurrencyCode=&quot;&quot;EUR&quot;&quot;),NOT(ISBLANK(H:H))),&#10;&#10;INDEX(GOOGLEFINANCE(CONCATENATE(&quot;&quot;CURRENCY:&quot;&quot;,PrimaryCurrencyCode,&quot;&quot;EUR&quot;&quot;), &quot;&quot;close&quot;&quot;, LastConversionDate),2,2)*H:H, &#10;&#10;H:H&#10;)&quot;);&quot;#REF!&quot;)" office:value-type="string" office:string-value="#REF!" calcext:value-type="string">
            <text:p>#REF!</text:p>
          </table:table-cell>
          <table:table-cell table:style-name="ce93" table:formula="of:=SUM([.J6:.J103])" office:value-type="string" office:string-value="" calcext:value-type="error">
            <text:p>#VALUE!</text:p>
          </table:table-cell>
          <table:table-cell table:style-name="ce33" table:formula="of:=SUM([.K6:.K103])" office:value-type="string" office:string-value="" calcext:value-type="error">
            <text:p>#VALUE!</text:p>
          </table:table-cell>
          <table:table-cell table:style-name="ce33" table:formula="of:=SUM([.L6:.L103])" office:value-type="string" office:string-value="" calcext:value-type="error">
            <text:p>#VALUE!</text:p>
          </table:table-cell>
          <table:table-cell table:style-name="ce33" table:formula="of:=SUM([.M6:.M103])" office:value-type="string" office:string-value="" calcext:value-type="error">
            <text:p>#VALUE!</text:p>
          </table:table-cell>
          <table:table-cell table:style-name="ce85" table:formula="of:=SUM([.N6:.N103])" office:value-type="string" office:string-value="" calcext:value-type="error">
            <text:p>#VALUE!</text:p>
          </table:table-cell>
          <table:table-cell table:style-name="ce114" office:value-type="string" calcext:value-type="string">
            <text:p>Column Total</text:p>
          </table:table-cell>
          <table:table-cell table:number-columns-repeated="1009"/>
        </table:table-row>
        <table:table-row table:style-name="ro2">
          <table:table-cell table:style-name="ce38"/>
          <table:table-cell table:style-name="ce44"/>
          <table:table-cell table:style-name="ce52"/>
          <table:table-cell table:style-name="ce56"/>
          <table:table-cell table:style-name="ce52"/>
          <table:table-cell table:style-name="ce22"/>
          <table:table-cell table:style-name="ce72"/>
          <table:table-cell table:style-name="ce79"/>
          <table:table-cell table:style-name="ce85"/>
          <table:table-cell table:style-name="ce94" table:formula="of:=IFERROR(__xludf.dummyfunction(&quot;QUERY(Revenue!$A$4:$E103,&quot;&quot;SELECT SUM(E) WHERE A &lt;= &quot;&quot;&amp;J2&amp;&quot;&quot; LABEL SUM(E) ''&quot;&quot;,0)-SUM($J$4:INDIRECT(&quot;&quot;R4C[0]&quot;&quot;, FALSE))&quot;);&quot;#VALUE!&quot;)" office:value-type="string" office:string-value="#VALUE!" calcext:value-type="string">
            <office:annotation draw:style-name="gr6" draw:text-style-name="P2" svg:width="208.06pt" svg:height="95.27pt" svg:x="675.58pt" svg:y="67.86pt" draw:caption-point-x="-11.54pt" draw:caption-point-y="-4.59pt">
              <dc:date>2019-04-23T00:00:00</dc:date>
              <text:p text:style-name="P1">Here and to the right: Cash on hand after the current step of the cash flow plan. (Means: after receiving the client invoice and paying the costs mentioned in the current column.)</text:p>
              <text:p text:style-name="P1"/>
              <text:p text:style-name="P1">Must be positive to keep the project cash flow self-contained. A warning will appear for negative values.</text:p>
            </office:annotation>
            <text:p>#VALUE!</text:p>
          </table:table-cell>
          <table:table-cell table:style-name="ce94" table:formula="of:=IFERROR(__xludf.dummyfunction(&quot;QUERY(Revenue!$A$4:$E103,&quot;&quot;SELECT SUM(E) WHERE A &lt;= &quot;&quot;&amp;K2&amp;&quot;&quot; LABEL SUM(E) ''&quot;&quot;,0)-SUM($J$4:INDIRECT(&quot;&quot;R4C[0]&quot;&quot;, FALSE))&quot;);&quot;#VALUE!&quot;)" office:value-type="string" office:string-value="#VALUE!" calcext:value-type="string">
            <office:annotation draw:style-name="gr6" draw:text-style-name="P2" svg:width="432.71pt" svg:height="61.68pt" svg:x="727.99pt" svg:y="84.67pt" draw:caption-point-x="-11.54pt" draw:caption-point-y="-21.4pt">
              <dc:date>2019-04-23T00:00:00</dc:date>
              <text:p text:style-name="P1">Here and to the right: Cash on hand after the current step of the cash flow plan. (Means: after receiving the client invoice and paying the costs mentioned in the current column.)</text:p>
              <text:p text:style-name="P1"/>
              <text:p text:style-name="P1">Must be positive to keep the project cash flow self-contained. A warning will appear for negative values.</text:p>
            </office:annotation>
            <text:p>#VALUE!</text:p>
          </table:table-cell>
          <table:table-cell table:style-name="ce94" table:formula="of:=IFERROR(__xludf.dummyfunction(&quot;QUERY(Revenue!$A$4:$E103,&quot;&quot;SELECT SUM(E) WHERE A &lt;= &quot;&quot;&amp;L2&amp;&quot;&quot; LABEL SUM(E) ''&quot;&quot;,0)-SUM($J$4:INDIRECT(&quot;&quot;R4C[0]&quot;&quot;, FALSE))&quot;);&quot;#VALUE!&quot;)" office:value-type="string" office:string-value="#VALUE!" calcext:value-type="string">
            <office:annotation draw:style-name="gr6" draw:text-style-name="P2" svg:width="458.05pt" svg:height="61.68pt" svg:x="782.79pt" svg:y="84.67pt" draw:caption-point-x="-11.54pt" draw:caption-point-y="-21.4pt">
              <dc:date>2019-04-23T00:00:00</dc:date>
              <text:p text:style-name="P1">Here and to the right: Cash on hand after the current step of the cash flow plan. (Means: after receiving the client invoice and paying the costs mentioned in the current column.)</text:p>
              <text:p text:style-name="P1"/>
              <text:p text:style-name="P1">Must be positive to keep the project cash flow self-contained. A warning will appear for negative values.</text:p>
            </office:annotation>
            <text:p>#VALUE!</text:p>
          </table:table-cell>
          <table:table-cell table:style-name="ce94" table:formula="of:=IFERROR(__xludf.dummyfunction(&quot;QUERY(Revenue!$A$4:$E103,&quot;&quot;SELECT SUM(E) WHERE A &lt;= &quot;&quot;&amp;M2&amp;&quot;&quot; LABEL SUM(E) ''&quot;&quot;,0)-SUM($J$4:INDIRECT(&quot;&quot;R4C[0]&quot;&quot;, FALSE))&quot;);&quot;#VALUE!&quot;)" office:value-type="string" office:string-value="#VALUE!" calcext:value-type="string">
            <office:annotation draw:style-name="gr6" draw:text-style-name="P2" svg:width="486.62pt" svg:height="58.48pt" svg:x="834.38pt" svg:y="86.26pt" draw:caption-point-x="-11.54pt" draw:caption-point-y="-22.99pt">
              <dc:date>2019-04-23T00:00:00</dc:date>
              <text:p text:style-name="P1">Here and to the right: Cash on hand after the current step of the cash flow plan. (Means: after receiving the client invoice and paying the costs mentioned in the current column.)</text:p>
              <text:p text:style-name="P1"/>
              <text:p text:style-name="P1">Must be positive to keep the project cash flow self-contained. A warning will appear for negative values.</text:p>
            </office:annotation>
            <text:p>#VALUE!</text:p>
          </table:table-cell>
          <table:table-cell table:style-name="ce108" table:formula="of:=IFERROR(__xludf.dummyfunction(&quot;QUERY(Revenue!$A$4:$E103,&quot;&quot;SELECT SUM(E) WHERE A &lt;= &quot;&quot;&amp;N2&amp;&quot;&quot; LABEL SUM(E) ''&quot;&quot;,0)-SUM($J$4:INDIRECT(&quot;&quot;R4C[0]&quot;&quot;, FALSE))&quot;);&quot;#VALUE!&quot;)" office:value-type="string" office:string-value="#VALUE!" calcext:value-type="string">
            <office:annotation draw:style-name="gr4" draw:text-style-name="P2" svg:width="517.49pt" svg:height="89.97pt" svg:x="883.64pt" svg:y="86.26pt" draw:caption-point-x="-11.54pt" draw:caption-point-y="-22.99pt">
              <dc:date>2019-04-23T00:00:00</dc:date>
              <text:p text:style-name="P1">Here and to the right: Cash on hand after the current step of the cash flow plan. (Means: after receiving the client invoice and paying the costs mentioned in the current column.)</text:p>
              <text:p text:style-name="P1"/>
              <text:p text:style-name="P1">Must be positive to keep the project cash flow self-contained. A warning will appear for negative values.</text:p>
              <text:p text:style-name="P1"/>
              <text:p text:style-name="P1">Must be ≥20% of budget at the end of the project, i.e. for the last step of the cash flow plan. A warning will appear if that profit margin is not reached.</text:p>
            </office:annotation>
            <text:p>#VALUE!</text:p>
          </table:table-cell>
          <table:table-cell table:style-name="ce114" office:value-type="string" calcext:value-type="string">
            <text:p>Cash on hand</text:p>
          </table:table-cell>
          <table:table-cell table:number-columns-repeated="1009"/>
        </table:table-row>
        <table:table-row table:style-name="ro2">
          <table:table-cell table:style-name="ce39" office:value-type="string" calcext:value-type="string">
            <text:p>1.</text:p>
          </table:table-cell>
          <table:table-cell table:style-name="ce45" office:value-type="string" calcext:value-type="string">
            <text:p>Community management</text:p>
          </table:table-cell>
          <table:table-cell table:style-name="ce53" table:content-validation-name="val4"/>
          <table:table-cell table:style-name="ce57" table:content-validation-name="val5"/>
          <table:table-cell table:style-name="ce60"/>
          <table:table-cell table:style-name="ce67"/>
          <table:table-cell table:style-name="ce73"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quot;)">
            <text:p/>
          </table:table-cell>
          <table:table-cell table:style-name="ce80" table:formula="of:=IFERROR(__xludf.dummyfunction(&quot;TO_TEXT(SUM(H7:H8))&quot;);&quot;14,400&quot;)" office:value-type="string" office:string-value="14,400" calcext:value-type="string">
            <text:p>14,400</text:p>
          </table:table-cell>
          <table:table-cell table:style-name="ce86" table:formula="of:=IFERROR(__xludf.dummyfunction(&quot;TO_TEXT(SUM(H7:H8))&quot;);&quot;14,400&quot;)" office:value-type="string" office:string-value="14,400" calcext:value-type="string">
            <text:p>14,400</text:p>
          </table:table-cell>
          <table:table-cell table:style-name="ce95" table:formula="of:=IFERROR(__xludf.dummyfunction(&quot;TO_TEXT(SUM(H7:H8))&quot;);&quot;14,400&quot;)" office:value-type="string" office:string-value="14,400" calcext:value-type="string">
            <text:p>14,400</text:p>
          </table:table-cell>
          <table:table-cell table:style-name="ce100" table:formula="of:=IFERROR(__xludf.dummyfunction(&quot;TO_TEXT(SUM(H7:H8))&quot;);&quot;14,400&quot;)" office:value-type="string" office:string-value="14,400" calcext:value-type="string">
            <text:p>14,400</text:p>
          </table:table-cell>
          <table:table-cell table:style-name="ce100" table:formula="of:=IFERROR(__xludf.dummyfunction(&quot;TO_TEXT(SUM(H7:H8))&quot;);&quot;14,400&quot;)" office:value-type="string" office:string-value="14,400" calcext:value-type="string">
            <text:p>14,400</text:p>
          </table:table-cell>
          <table:table-cell table:style-name="ce105" table:formula="of:=IFERROR(__xludf.dummyfunction(&quot;TO_TEXT(SUM(H7:H8))&quot;);&quot;14,400&quot;)" office:value-type="string" office:string-value="14,400" calcext:value-type="string">
            <text:p>14,400</text:p>
          </table:table-cell>
          <table:table-cell table:style-name="ce109" table:formula="of:=IFERROR(__xludf.dummyfunction(&quot;TO_TEXT(SUM(H7:H8))&quot;);&quot;14,400&quot;)" office:value-type="string" office:string-value="14,400" calcext:value-type="string">
            <text:p>14,400</text:p>
          </table:table-cell>
          <table:table-cell table:style-name="ce115"/>
          <table:table-cell table:number-columns-repeated="1009"/>
        </table:table-row>
        <table:table-row table:style-name="ro2">
          <table:table-cell table:style-name="ce39" office:value-type="string" calcext:value-type="string">
            <text:p>1.1.</text:p>
          </table:table-cell>
          <table:table-cell table:style-name="ce46" office:value-type="string" calcext:value-type="string">
            <text:p><text:s text:c="4"/>community manager 1</text:p>
          </table:table-cell>
          <table:table-cell table:style-name="ce53" table:content-validation-name="val4" office:value-type="string" calcext:value-type="string">
            <text:p>Noemi</text:p>
          </table:table-cell>
          <table:table-cell table:style-name="ce57" table:content-validation-name="val5" office:value-type="float" office:value="1" calcext:value-type="float">
            <text:p>1</text:p>
          </table:table-cell>
          <table:table-cell table:style-name="ce60" office:value-type="string" calcext:value-type="string">
            <text:p>FTEM</text:p>
          </table:table-cell>
          <table:table-cell table:style-name="ce67" office:value-type="float" office:value="4800" calcext:value-type="float">
            <text:p>4,800</text:p>
          </table:table-cell>
          <table:table-cell table:style-name="ce73"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REF!&quot;)" office:value-type="string" office:string-value="#REF!" calcext:value-type="string">
            <text:p>#REF!</text:p>
          </table:table-cell>
          <table:table-cell table:style-name="ce80" table:formula="of:=IF(      AND(          ISNUMBER(             [.$F$1:.$F$1048576]         );          ISNUMBER(             [.$D$1:.$D$1048576]         )     );     [.$D$1:.$D$1048576] * [.$F$1:.$F$1048576];     &quot;N/A&quot; )" office:value-type="float" office:value="4800" calcext:value-type="float">
            <text:p>4,800</text:p>
          </table:table-cell>
          <table:table-cell table:style-name="ce86" table:formula="of:=IFERROR(__xludf.dummyfunction(&quot;IF(&#10;     AND(&#10;        NOT(&#10;            PrimaryCurrencyCode = &quot;&quot;EUR&quot;&quot;&#10;        ),&#10;        NOT(&#10;            ISBLANK(&#10;                H:H&#10;            )&#10;        )&#10;    ),&#10;     INDEX(&#10;        GOOGLEFINANCE(&#10;            CONCATENATE(&#10;                &quot;&quot;CURRENCY:&quot;&quot;,&quot;&amp;&quot;&#10;                PrimaryCurrencyCode,&#10;                &quot;&quot;EUR&quot;&quot;&#10;            ),&#10;            &quot;&quot;close&quot;&quot;,&#10;            LastConversionDate&#10;        ),&#10;        2,&#10;        2&#10;    ) * H:H,&#10; H:H  &#10;)&quot;);&quot;#REF!&quot;)" office:value-type="string" office:string-value="#REF!" calcext:value-type="string">
            <text:p>#REF!</text:p>
          </table:table-cell>
          <table:table-cell table:style-name="ce95" table:formula="of:=[.$I7]*25%" office:value-type="string" office:string-value="" calcext:value-type="error">
            <text:p>#VALUE!</text:p>
          </table:table-cell>
          <table:table-cell table:style-name="ce100" table:formula="of:=[.$I7]*25%" office:value-type="string" office:string-value="" calcext:value-type="error">
            <text:p>#VALUE!</text:p>
          </table:table-cell>
          <table:table-cell table:style-name="ce100" table:formula="of:=[.$I7]*25%" office:value-type="string" office:string-value="" calcext:value-type="error">
            <text:p>#VALUE!</text:p>
          </table:table-cell>
          <table:table-cell table:style-name="ce100" table:formula="of:=[.$I7]*25%" office:value-type="string" office:string-value="" calcext:value-type="error">
            <text:p>#VALUE!</text:p>
          </table:table-cell>
          <table:table-cell table:style-name="ce109" table:formula="of:=[.$I7]-SUM([.J7:.M7])" office:value-type="string" office:string-value="" calcext:value-type="error">
            <text:p>#VALUE!</text:p>
          </table:table-cell>
          <table:table-cell table:style-name="ce115"/>
          <table:table-cell table:number-columns-repeated="1009"/>
        </table:table-row>
        <table:table-row table:style-name="ro2">
          <table:table-cell table:style-name="ce40" office:value-type="string" calcext:value-type="string">
            <text:p>1.2.</text:p>
          </table:table-cell>
          <table:table-cell table:style-name="ce47" office:value-type="string" calcext:value-type="string">
            <text:p><text:s text:c="4"/>community manager 2</text:p>
          </table:table-cell>
          <table:table-cell table:style-name="ce54" table:content-validation-name="val4" office:value-type="string" calcext:value-type="string">
            <text:p>Natalia</text:p>
          </table:table-cell>
          <table:table-cell table:style-name="ce58" table:content-validation-name="val5" office:value-type="float" office:value="2" calcext:value-type="float">
            <text:p>2</text:p>
          </table:table-cell>
          <table:table-cell table:style-name="ce61" office:value-type="string" calcext:value-type="string">
            <text:p>FTEM</text:p>
          </table:table-cell>
          <table:table-cell table:style-name="ce68" office:value-type="float" office:value="4800" calcext:value-type="float">
            <text:p>4,800</text:p>
          </table:table-cell>
          <table:table-cell table:style-name="ce74"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REF!&quot;)" office:value-type="string" office:string-value="#REF!" calcext:value-type="string">
            <text:p>#REF!</text:p>
          </table:table-cell>
          <table:table-cell table:style-name="ce81" table:formula="of:=IF(      AND(          ISNUMBER(             [.$F$1:.$F$1048576]         );          ISNUMBER(             [.$D$1:.$D$1048576]         )     );     [.$D$1:.$D$1048576] * [.$F$1:.$F$1048576];     &quot;N/A&quot; )" office:value-type="float" office:value="9600" calcext:value-type="float">
            <text:p>9,600</text:p>
          </table:table-cell>
          <table:table-cell table:style-name="ce87" table:formula="of:=IFERROR(__xludf.dummyfunction(&quot;IF(&#10;     AND(&#10;        NOT(&#10;            PrimaryCurrencyCode = &quot;&quot;EUR&quot;&quot;&#10;        ),&#10;        NOT(&#10;            ISBLANK(&#10;                H:H&#10;            )&#10;        )&#10;    ),&#10;     INDEX(&#10;        GOOGLEFINANCE(&#10;            CONCATENATE(&#10;                &quot;&quot;CURRENCY:&quot;&quot;,&quot;&amp;&quot;&#10;                PrimaryCurrencyCode,&#10;                &quot;&quot;EUR&quot;&quot;&#10;            ),&#10;            &quot;&quot;close&quot;&quot;,&#10;            LastConversionDate&#10;        ),&#10;        2,&#10;        2&#10;    ) * H:H,&#10; H:H  &#10;)&quot;);&quot;#REF!&quot;)" office:value-type="string" office:string-value="#REF!" calcext:value-type="string">
            <text:p>#REF!</text:p>
          </table:table-cell>
          <table:table-cell table:style-name="ce96" table:formula="of:=[.$I8]*25%" office:value-type="string" office:string-value="" calcext:value-type="error">
            <text:p>#VALUE!</text:p>
          </table:table-cell>
          <table:table-cell table:style-name="ce101" table:formula="of:=[.$I8]*25%" office:value-type="string" office:string-value="" calcext:value-type="error">
            <text:p>#VALUE!</text:p>
          </table:table-cell>
          <table:table-cell table:style-name="ce101" table:formula="of:=[.$I8]*25%" office:value-type="string" office:string-value="" calcext:value-type="error">
            <text:p>#VALUE!</text:p>
          </table:table-cell>
          <table:table-cell table:style-name="ce101" table:formula="of:=[.$I8]*25%" office:value-type="string" office:string-value="" calcext:value-type="error">
            <text:p>#VALUE!</text:p>
          </table:table-cell>
          <table:table-cell table:style-name="ce110" table:formula="of:=[.$I8]-SUM([.J8:.M8])" office:value-type="string" office:string-value="" calcext:value-type="error">
            <text:p>#VALUE!</text:p>
          </table:table-cell>
          <table:table-cell table:style-name="ce116"/>
          <table:table-cell table:number-columns-repeated="1009"/>
        </table:table-row>
        <table:table-row table:style-name="ro2">
          <table:table-cell table:style-name="ce39" office:value-type="string" calcext:value-type="string">
            <text:p>2.</text:p>
          </table:table-cell>
          <table:table-cell table:style-name="ce45" office:value-type="string" calcext:value-type="string">
            <text:p>Travel</text:p>
          </table:table-cell>
          <table:table-cell table:style-name="ce53" table:content-validation-name="val4"/>
          <table:table-cell table:style-name="ce57" table:content-validation-name="val5"/>
          <table:table-cell table:style-name="ce60"/>
          <table:table-cell table:style-name="ce67"/>
          <table:table-cell table:style-name="ce73"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quot;)">
            <text:p/>
          </table:table-cell>
          <table:table-cell table:style-name="ce80" table:formula="of:=IFERROR(__xludf.dummyfunction(&quot;TO_TEXT(SUM(H10:H11))&quot;);&quot;723&quot;)" office:value-type="string" office:string-value="723" calcext:value-type="string">
            <text:p>723</text:p>
          </table:table-cell>
          <table:table-cell table:style-name="ce86" table:formula="of:=IFERROR(__xludf.dummyfunction(&quot;TO_TEXT(SUM(H10:H11))&quot;);&quot;723&quot;)" office:value-type="string" office:string-value="723" calcext:value-type="string">
            <text:p>723</text:p>
          </table:table-cell>
          <table:table-cell table:style-name="ce95" table:formula="of:=IFERROR(__xludf.dummyfunction(&quot;TO_TEXT(SUM(H10:H11))&quot;);&quot;723&quot;)" office:value-type="string" office:string-value="723" calcext:value-type="string">
            <text:p>723</text:p>
          </table:table-cell>
          <table:table-cell table:style-name="ce100" table:formula="of:=IFERROR(__xludf.dummyfunction(&quot;TO_TEXT(SUM(H10:H11))&quot;);&quot;723&quot;)" office:value-type="string" office:string-value="723" calcext:value-type="string">
            <text:p>723</text:p>
          </table:table-cell>
          <table:table-cell table:style-name="ce100" table:formula="of:=IFERROR(__xludf.dummyfunction(&quot;TO_TEXT(SUM(H10:H11))&quot;);&quot;723&quot;)" office:value-type="string" office:string-value="723" calcext:value-type="string">
            <text:p>723</text:p>
          </table:table-cell>
          <table:table-cell table:style-name="ce100" table:formula="of:=IFERROR(__xludf.dummyfunction(&quot;TO_TEXT(SUM(H10:H11))&quot;);&quot;723&quot;)" office:value-type="string" office:string-value="723" calcext:value-type="string">
            <text:p>723</text:p>
          </table:table-cell>
          <table:table-cell table:style-name="ce109" table:formula="of:=IFERROR(__xludf.dummyfunction(&quot;TO_TEXT(SUM(H10:H11))&quot;);&quot;723&quot;)" office:value-type="string" office:string-value="723" calcext:value-type="string">
            <text:p>723</text:p>
          </table:table-cell>
          <table:table-cell table:style-name="ce117"/>
          <table:table-cell table:number-columns-repeated="1009"/>
        </table:table-row>
        <table:table-row table:style-name="ro2">
          <table:table-cell table:style-name="ce39" office:value-type="string" calcext:value-type="string">
            <text:p>2.1.</text:p>
          </table:table-cell>
          <table:table-cell table:style-name="ce46" office:value-type="string" calcext:value-type="string">
            <text:p><text:s text:c="4"/>Brussels - Singapore (return) for Noemi</text:p>
          </table:table-cell>
          <table:table-cell table:style-name="ce53" table:content-validation-name="val4" office:value-type="string" calcext:value-type="string">
            <text:p>Noemi</text:p>
          </table:table-cell>
          <table:table-cell table:style-name="ce57" table:content-validation-name="val5" office:value-type="float" office:value="1" calcext:value-type="float">
            <text:p>1</text:p>
          </table:table-cell>
          <table:table-cell table:style-name="ce60" office:value-type="string" calcext:value-type="string">
            <text:p>EA</text:p>
          </table:table-cell>
          <table:table-cell table:style-name="ce67" office:value-type="float" office:value="450" calcext:value-type="float">
            <text:p>450</text:p>
          </table:table-cell>
          <table:table-cell table:style-name="ce73"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REF!&quot;)" office:value-type="string" office:string-value="#REF!" calcext:value-type="string">
            <text:p>#REF!</text:p>
          </table:table-cell>
          <table:table-cell table:style-name="ce80" table:formula="of:=IF(      AND(          ISNUMBER(             [.$F$1:.$F$1048576]         );          ISNUMBER(             [.$D$1:.$D$1048576]         )     );     [.$D$1:.$D$1048576] * [.$F$1:.$F$1048576];     &quot;N/A&quot; )" office:value-type="float" office:value="450" calcext:value-type="float">
            <text:p>450</text:p>
          </table:table-cell>
          <table:table-cell table:style-name="ce86" table:formula="of:=IFERROR(__xludf.dummyfunction(&quot;IF(&#10;AND(NOT(PrimaryCurrencyCode=&quot;&quot;EUR&quot;&quot;),NOT(ISBLANK(H:H))),&#10;&#10;INDEX(GOOGLEFINANCE(CONCATENATE(&quot;&quot;CURRENCY:&quot;&quot;,PrimaryCurrencyCode,&quot;&quot;EUR&quot;&quot;), &quot;&quot;close&quot;&quot;, LastConversionDate),2,2)*H:H, &#10;&#10;H:H&#10;)&quot;);&quot;#REF!&quot;)" office:value-type="string" office:string-value="#REF!" calcext:value-type="string">
            <text:p>#REF!</text:p>
          </table:table-cell>
          <table:table-cell table:style-name="ce95" office:value-type="float" office:value="0" calcext:value-type="float">
            <text:p>0</text:p>
          </table:table-cell>
          <table:table-cell table:style-name="ce100" table:formula="of:=[.$I10]+100" office:value-type="string" office:string-value="" calcext:value-type="error">
            <text:p>#VALUE!</text:p>
          </table:table-cell>
          <table:table-cell table:number-columns-repeated="2" table:style-name="ce100" office:value-type="float" office:value="0" calcext:value-type="float">
            <text:p>0</text:p>
          </table:table-cell>
          <table:table-cell table:style-name="ce109" table:formula="of:=[.$I10]-SUM([.J10:.M10])" office:value-type="string" office:string-value="" calcext:value-type="error">
            <text:p>#VALUE!</text:p>
          </table:table-cell>
          <table:table-cell table:style-name="ce117"/>
          <table:table-cell table:number-columns-repeated="1009"/>
        </table:table-row>
        <table:table-row table:style-name="ro2">
          <table:table-cell table:style-name="ce40" office:value-type="string" calcext:value-type="string">
            <text:p>2.2.</text:p>
          </table:table-cell>
          <table:table-cell table:style-name="ce47" office:value-type="string" calcext:value-type="string">
            <text:p><text:s text:c="4"/>Brussels - Geneva (return) for Noemi</text:p>
          </table:table-cell>
          <table:table-cell table:style-name="ce54" table:content-validation-name="val4" office:value-type="string" calcext:value-type="string">
            <text:p>Noemi</text:p>
          </table:table-cell>
          <table:table-cell table:style-name="ce58" table:content-validation-name="val5" office:value-type="float" office:value="1" calcext:value-type="float">
            <text:p>1</text:p>
          </table:table-cell>
          <table:table-cell table:style-name="ce61" office:value-type="string" calcext:value-type="string">
            <text:p>EA</text:p>
          </table:table-cell>
          <table:table-cell table:style-name="ce68" office:value-type="float" office:value="273" calcext:value-type="float">
            <text:p>273</text:p>
          </table:table-cell>
          <table:table-cell table:style-name="ce74"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REF!&quot;)" office:value-type="string" office:string-value="#REF!" calcext:value-type="string">
            <text:p>#REF!</text:p>
          </table:table-cell>
          <table:table-cell table:style-name="ce81" table:formula="of:=IF(      AND(          ISNUMBER(             [.$F$1:.$F$1048576]         );          ISNUMBER(             [.$D$1:.$D$1048576]         )     );     [.$D$1:.$D$1048576] * [.$F$1:.$F$1048576];     &quot;N/A&quot; )" office:value-type="float" office:value="273" calcext:value-type="float">
            <text:p>273</text:p>
          </table:table-cell>
          <table:table-cell table:style-name="ce87" table:formula="of:=IFERROR(__xludf.dummyfunction(&quot;IF(&#10;AND(NOT(PrimaryCurrencyCode=&quot;&quot;EUR&quot;&quot;),NOT(ISBLANK(H:H))),&#10;&#10;INDEX(GOOGLEFINANCE(CONCATENATE(&quot;&quot;CURRENCY:&quot;&quot;,PrimaryCurrencyCode,&quot;&quot;EUR&quot;&quot;), &quot;&quot;close&quot;&quot;, LastConversionDate),2,2)*H:H, &#10;&#10;H:H&#10;)&quot;);&quot;#REF!&quot;)" office:value-type="string" office:string-value="#REF!" calcext:value-type="string">
            <text:p>#REF!</text:p>
          </table:table-cell>
          <table:table-cell table:style-name="ce96" table:formula="of:=[.$I11]" office:value-type="string" office:string-value="#REF!" calcext:value-type="string">
            <text:p>#REF!</text:p>
          </table:table-cell>
          <table:table-cell table:number-columns-repeated="3" table:style-name="ce101" office:value-type="float" office:value="0" calcext:value-type="float">
            <text:p>0</text:p>
          </table:table-cell>
          <table:table-cell table:style-name="ce110" table:formula="of:=[.$I11]-SUM([.J11:.M11])" office:value-type="string" office:string-value="" calcext:value-type="error">
            <text:p>#VALUE!</text:p>
          </table:table-cell>
          <table:table-cell table:style-name="ce118"/>
          <table:table-cell table:number-columns-repeated="1009"/>
        </table:table-row>
        <table:table-row table:style-name="ro2">
          <table:table-cell table:style-name="ce40" office:value-type="string" calcext:value-type="string">
            <text:p>3.</text:p>
          </table:table-cell>
          <table:table-cell table:style-name="ce48" office:value-type="string" calcext:value-type="string">
            <text:p>Software development</text:p>
          </table:table-cell>
          <table:table-cell table:style-name="ce54" table:content-validation-name="val4" office:value-type="string" calcext:value-type="string">
            <text:p>Matthias</text:p>
          </table:table-cell>
          <table:table-cell table:style-name="ce58" table:content-validation-name="val5" office:value-type="float" office:value="6.5" calcext:value-type="float">
            <text:p>6.5</text:p>
          </table:table-cell>
          <table:table-cell table:style-name="ce61" office:value-type="string" calcext:value-type="string">
            <text:p>FTEM</text:p>
          </table:table-cell>
          <table:table-cell table:style-name="ce68" office:value-type="float" office:value="4800" calcext:value-type="float">
            <text:p>4,800</text:p>
          </table:table-cell>
          <table:table-cell table:style-name="ce74"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REF!&quot;)" office:value-type="string" office:string-value="#REF!" calcext:value-type="string">
            <text:p>#REF!</text:p>
          </table:table-cell>
          <table:table-cell table:style-name="ce81" table:formula="of:=IF(      AND(          ISNUMBER(             [.$F$1:.$F$1048576]         );          ISNUMBER(             [.$D$1:.$D$1048576]         )     );     [.$D$1:.$D$1048576] * [.$F$1:.$F$1048576];     &quot;N/A&quot; )" office:value-type="float" office:value="31200" calcext:value-type="float">
            <text:p>31,200</text:p>
          </table:table-cell>
          <table:table-cell table:style-name="ce87" table:formula="of:=IFERROR(__xludf.dummyfunction(&quot;IF(&#10;AND(NOT(PrimaryCurrencyCode=&quot;&quot;EUR&quot;&quot;),NOT(ISBLANK(H:H))),&#10;&#10;INDEX(GOOGLEFINANCE(CONCATENATE(&quot;&quot;CURRENCY:&quot;&quot;,PrimaryCurrencyCode,&quot;&quot;EUR&quot;&quot;), &quot;&quot;close&quot;&quot;, LastConversionDate),2,2)*H:H, &#10;&#10;H:H&#10;)&quot;);&quot;#REF!&quot;)" office:value-type="string" office:string-value="#REF!" calcext:value-type="string">
            <text:p>#REF!</text:p>
          </table:table-cell>
          <table:table-cell table:style-name="ce96" table:formula="of:=[.I12]*10%" office:value-type="string" office:string-value="" calcext:value-type="error">
            <text:p>#VALUE!</text:p>
          </table:table-cell>
          <table:table-cell table:style-name="ce101" office:value-type="float" office:value="0" calcext:value-type="float">
            <text:p>0</text:p>
          </table:table-cell>
          <table:table-cell table:style-name="ce101" table:formula="of:=[.$I12]*40%" office:value-type="string" office:string-value="" calcext:value-type="error">
            <text:p>#VALUE!</text:p>
          </table:table-cell>
          <table:table-cell table:style-name="ce101" office:value-type="float" office:value="0" calcext:value-type="float">
            <text:p>0</text:p>
          </table:table-cell>
          <table:table-cell table:style-name="ce110" table:formula="of:=[.$I12]-SUM([.J12:.M12])" office:value-type="string" office:string-value="" calcext:value-type="error">
            <text:p>#VALUE!</text:p>
          </table:table-cell>
          <table:table-cell table:style-name="ce119"/>
          <table:table-cell table:number-columns-repeated="1009"/>
        </table:table-row>
        <table:table-row table:style-name="ro2">
          <table:table-cell table:style-name="ce40" office:value-type="string" calcext:value-type="string">
            <text:p>4.</text:p>
          </table:table-cell>
          <table:table-cell table:style-name="ce49" office:value-type="string" calcext:value-type="string">
            <text:p>Miscellanea</text:p>
          </table:table-cell>
          <table:table-cell table:style-name="ce54" table:content-validation-name="val4"/>
          <table:table-cell table:style-name="ce58" table:content-validation-name="val5" office:value-type="float" office:value="1" calcext:value-type="float">
            <text:p>1</text:p>
          </table:table-cell>
          <table:table-cell table:style-name="ce61" office:value-type="string" calcext:value-type="string">
            <text:p>lump sum</text:p>
          </table:table-cell>
          <table:table-cell table:style-name="ce67" office:value-type="float" office:value="2500" calcext:value-type="float">
            <text:p>2,500</text:p>
          </table:table-cell>
          <table:table-cell table:style-name="ce74" table:formula="of:=IFERROR(__xludf.dummyfunction(&quot;IF(&#10;     AND(&#10;        NOT(&#10;            PrimaryCurrencyCode = &quot;&quot;EUR&quot;&quot;&#10;        ),&#10;        NOT(&#10;            ISBLANK(&#10;                F:F&#10;            )&#10;        )&#10;    ),&#10;     INDEX(&#10;        GOOGLEFINANCE(&#10;            CONCATENATE(&#10;                &quot;&quot;CURRENCY:&quot;&quot;,&quot;&amp;&quot;&#10;                PrimaryCurrencyCode,&#10;                &quot;&quot;EUR&quot;&quot;&#10;            ),&#10;            &quot;&quot;close&quot;&quot;,&#10;            LastConversionDate&#10;        ),&#10;        2,&#10;        2&#10;    ) * F:F,&#10; F:F  &#10;)&quot;);&quot;#REF!&quot;)" office:value-type="string" office:string-value="#REF!" calcext:value-type="string">
            <text:p>#REF!</text:p>
          </table:table-cell>
          <table:table-cell table:style-name="ce81" table:formula="of:=IF(      AND(          ISNUMBER(             [.$F$1:.$F$1048576]         );          ISNUMBER(             [.$D$1:.$D$1048576]         )     );     [.$D$1:.$D$1048576] * [.$F$1:.$F$1048576];     &quot;N/A&quot; )" office:value-type="float" office:value="2500" calcext:value-type="float">
            <text:p>2,500</text:p>
          </table:table-cell>
          <table:table-cell table:style-name="ce87" table:formula="of:=IFERROR(__xludf.dummyfunction(&quot;IF(&#10;AND(NOT(PrimaryCurrencyCode=&quot;&quot;EUR&quot;&quot;),NOT(ISBLANK(H:H))),&#10;&#10;INDEX(GOOGLEFINANCE(CONCATENATE(&quot;&quot;CURRENCY:&quot;&quot;,PrimaryCurrencyCode,&quot;&quot;EUR&quot;&quot;), &quot;&quot;close&quot;&quot;, LastConversionDate),2,2)*H:H, &#10;&#10;H:H&#10;)&quot;);&quot;#REF!&quot;)" office:value-type="string" office:string-value="#REF!" calcext:value-type="string">
            <text:p>#REF!</text:p>
          </table:table-cell>
          <table:table-cell table:style-name="ce96" table:formula="of:=[.$I13]*50%" office:value-type="string" office:string-value="" calcext:value-type="error">
            <text:p>#VALUE!</text:p>
          </table:table-cell>
          <table:table-cell table:style-name="ce101" office:value-type="float" office:value="0" calcext:value-type="float">
            <text:p>0</text:p>
          </table:table-cell>
          <table:table-cell table:style-name="ce101" table:formula="of:=[.$I13]*50%" office:value-type="string" office:string-value="" calcext:value-type="error">
            <text:p>#VALUE!</text:p>
          </table:table-cell>
          <table:table-cell table:style-name="ce101" office:value-type="float" office:value="0" calcext:value-type="float">
            <text:p>0</text:p>
          </table:table-cell>
          <table:table-cell table:style-name="ce110" table:formula="of:=[.$I13]-SUM([.J13:.M13])" office:value-type="string" office:string-value="" calcext:value-type="error">
            <text:p>#VALUE!</text:p>
          </table:table-cell>
          <table:table-cell table:style-name="ce119"/>
          <table:table-cell table:number-columns-repeated="1009"/>
        </table:table-row>
        <table:table-row table:style-name="ro2">
          <table:table-cell table:style-name="ce41" office:value-type="string" calcext:value-type="string">
            <text:p>5.</text:p>
          </table:table-cell>
          <table:table-cell table:style-name="ce49" office:value-type="string" calcext:value-type="string">
            <office:annotation draw:style-name="gr3" draw:text-style-name="P2" svg:width="193.66pt" svg:height="58.51pt" svg:x="274.73pt" svg:y="227.99pt" draw:caption-point-x="-11.54pt" draw:caption-point-y="-22.96pt">
              <dc:date>2019-04-23T00:00:00</dc:date>
              <text:p text:style-name="P1">Project profit, automatically determined as the remainder of the project budget.</text:p>
              <text:p text:style-name="P1"/>
              <text:p text:style-name="P1">Always keep this as the last row.</text:p>
            </office:annotation>
            <text:p>Edgeryders margin</text:p>
          </table:table-cell>
          <table:table-cell table:style-name="ce54" table:content-validation-name="val4"/>
          <table:table-cell table:style-name="ce58" table:content-validation-name="val5"/>
          <table:table-cell table:style-name="ce62" office:value-type="string" calcext:value-type="string">
            <text:p>remainder</text:p>
          </table:table-cell>
          <table:table-cell table:style-name="ce69" office:value-type="string" calcext:value-type="string">
            <text:p>N/A</text:p>
          </table:table-cell>
          <table:table-cell table:style-name="ce74" office:value-type="string" calcext:value-type="string">
            <text:p>N/A</text:p>
          </table:table-cell>
          <table:table-cell table:style-name="ce81" table:formula="of:=[$Overview.$B$14] - SUM([.H6:.H13])" office:value-type="float" office:value="13177" calcext:value-type="float">
            <office:annotation draw:style-name="gr3" draw:text-style-name="P2" svg:width="209.59pt" svg:height="84.08pt" svg:x="573.19pt" svg:y="215.21pt" draw:caption-point-x="-11.54pt" draw:caption-point-y="-10.18pt">
              <dc:date>2019-04-23T00:00:00</dc:date>
              <text:p text:style-name="P1">Do not edit directly. This item is always the remainder of the project budget less all planned spending in the project.</text:p>
              <text:p text:style-name="P1"/>
              <text:p text:style-name="P1">It is always shown as 100% spent so that spending over project budget shows as &gt;100% in the totals.</text:p>
            </office:annotation>
            <text:p>13,177</text:p>
          </table:table-cell>
          <table:table-cell table:style-name="ce87" table:formula="of:=IFERROR(__xludf.dummyfunction(&quot;IF(&#10;AND(NOT(PrimaryCurrencyCode=&quot;&quot;EUR&quot;&quot;),NOT(ISBLANK(H:H))),&#10;&#10;INDEX(GOOGLEFINANCE(CONCATENATE(&quot;&quot;CURRENCY:&quot;&quot;,PrimaryCurrencyCode,&quot;&quot;EUR&quot;&quot;), &quot;&quot;close&quot;&quot;, LastConversionDate),2,2)*H:H, &#10;&#10;H:H&#10;)&quot;);&quot;#REF!&quot;)" office:value-type="string" office:string-value="#REF!" calcext:value-type="string">
            <text:p>#REF!</text:p>
          </table:table-cell>
          <table:table-cell table:style-name="ce95" office:value-type="float" office:value="0" calcext:value-type="float">
            <text:p>0</text:p>
          </table:table-cell>
          <table:table-cell table:number-columns-repeated="3" table:style-name="ce100" office:value-type="float" office:value="0" calcext:value-type="float">
            <text:p>0</text:p>
          </table:table-cell>
          <table:table-cell table:style-name="ce109" office:value-type="float" office:value="0" calcext:value-type="float">
            <text:p>0</text:p>
          </table:table-cell>
          <table:table-cell table:style-name="ce119"/>
          <table:table-cell table:number-columns-repeated="1009"/>
        </table:table-row>
        <table:table-row table:style-name="ro2">
          <table:table-cell table:style-name="ce42"/>
          <table:table-cell table:style-name="ce50"/>
          <table:table-cell table:style-name="ce53" table:content-validation-name="val4"/>
          <table:table-cell table:style-name="ce59" table:content-validation-name="val5"/>
          <table:table-cell table:style-name="ce63"/>
          <table:table-cell table:style-name="ce70"/>
          <table:table-cell table:style-name="ce75" table:formula="of:=IF(ISBLANK([.F$1:.F$1048576]);;#REF!*[.F$1:.F$1048576]&amp;&quot; EUR&quot;)" office:value-type="float" office:value="0" calcext:value-type="float">
            <text:p>0</text:p>
          </table:table-cell>
          <table:table-cell table:style-name="ce82"/>
          <table:table-cell table:style-name="ce88" table:formula="of:=IF(ISBLANK([.H$1:.H$1048576]);;#REF!*[.F$1:.F$1048576]&amp;&quot; EUR&quot;)" office:value-type="float" office:value="0" calcext:value-type="float">
            <text:p>0</text:p>
          </table:table-cell>
          <table:table-cell table:style-name="ce97"/>
          <table:table-cell table:style-name="ce102" table:number-columns-repeated="3"/>
          <table:table-cell table:style-name="ce111"/>
          <table:table-cell table:number-columns-repeated="1010"/>
        </table:table-row>
        <table:table-row table:style-name="ro2">
          <table:table-cell table:style-name="ce42"/>
          <table:table-cell table:style-name="ce50"/>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table-cell table:style-name="ce42"/>
          <table:table-cell table:style-name="ce50"/>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table-cell table:style-name="ce42"/>
          <table:table-cell table:style-name="ce50"/>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table-cell table:style-name="ce42"/>
          <table:table-cell table:style-name="ce50"/>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table-cell table:style-name="ce42"/>
          <table:table-cell table:style-name="ce50"/>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9"/>
          <table:table-cell table:style-name="ce104" table:number-columns-repeated="3"/>
          <table:table-cell table:style-name="ce113"/>
          <table:table-cell table:style-name="ce121"/>
          <table:table-cell table:number-columns-repeated="1009"/>
        </table:table-row>
        <table:table-row table:style-name="ro2">
          <table:table-cell table:style-name="ce42"/>
          <table:table-cell table:style-name="ce50"/>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table-cell table:style-name="ce42"/>
          <table:table-cell table:style-name="ce51"/>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9"/>
          <table:table-cell table:style-name="ce104" table:number-columns-repeated="3"/>
          <table:table-cell table:style-name="ce113"/>
          <table:table-cell table:style-name="ce121" office:value-type="string" calcext:value-type="string">
            <text:p/>
            <text:p/>
            <text:p/>
          </table:table-cell>
          <table:table-cell table:number-columns-repeated="1009"/>
        </table:table-row>
        <table:table-row table:style-name="ro2">
          <table:table-cell table:style-name="ce42"/>
          <table:table-cell table:style-name="ce51"/>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table-cell table:style-name="ce42"/>
          <table:table-cell table:style-name="ce51"/>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table-cell table:style-name="ce42"/>
          <table:table-cell table:style-name="ce51"/>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formula="of:=IF(ISBLANK([.H$1:.H$1048576]);;#REF!*[.F$1:.F$1048576]&amp;&quot; EUR&quot;)" office:value-type="float" office:value="0" calcext:value-type="float">
            <text:p>0</text:p>
          </table:table-cell>
          <table:table-cell table:style-name="ce98"/>
          <table:table-cell table:style-name="ce103" table:number-columns-repeated="3"/>
          <table:table-cell table:style-name="ce112"/>
          <table:table-cell table:style-name="ce120"/>
          <table:table-cell table:number-columns-repeated="1009"/>
        </table:table-row>
        <table:table-row table:style-name="ro2" table:number-rows-repeated="78">
          <table:table-cell table:style-name="ce42"/>
          <table:table-cell table:style-name="ce51"/>
          <table:table-cell table:style-name="ce53" table:content-validation-name="val4"/>
          <table:table-cell table:style-name="ce59" table:content-validation-name="val5"/>
          <table:table-cell table:style-name="ce63"/>
          <table:table-cell table:style-name="ce70"/>
          <table:table-cell table:style-name="ce75"/>
          <table:table-cell table:style-name="ce82"/>
          <table:table-cell table:style-name="ce89"/>
          <table:table-cell table:style-name="ce98"/>
          <table:table-cell table:style-name="ce103" table:number-columns-repeated="3"/>
          <table:table-cell table:style-name="ce112"/>
          <table:table-cell table:style-name="ce120"/>
          <table:table-cell table:number-columns-repeated="1009"/>
        </table:table-row>
        <table:table-row table:style-name="ro3" table:number-rows-repeated="1048472">
          <table:table-cell table:number-columns-repeated="1024"/>
        </table:table-row>
        <table:table-row table:style-name="ro3">
          <table:table-cell table:number-columns-repeated="1024"/>
        </table:table-row>
        <calcext:conditional-formats>
          <calcext:conditional-format calcext:target-range-address="Cost.I3:Cost.I3">
            <calcext:condition calcext:apply-style-name="ConditionalStyle_15" calcext:value="formula-is(INDIRECT(&quot;PrimaryCurrencyCode&quot;)=&quot;EUR&quot;)" calcext:base-cell-address="Cost.I3"/>
          </calcext:conditional-format>
          <calcext:conditional-format calcext:target-range-address="Cost.G3:Cost.G3 Cost.G4:Cost.G5">
            <calcext:condition calcext:apply-style-name="ConditionalStyle_16" calcext:value="formula-is(INDIRECT(&quot;PrimaryCurrencyCode&quot;)=&quot;EUR&quot;)" calcext:base-cell-address="Cost.G3"/>
          </calcext:conditional-format>
          <calcext:conditional-format calcext:target-range-address="Cost.H6:Cost.N103">
            <calcext:condition calcext:apply-style-name="ConditionalStyle_17" calcext:value="formula-is(ISTEXT([.H6]))" calcext:base-cell-address="Cost.H6"/>
          </calcext:conditional-format>
          <calcext:conditional-format calcext:target-range-address="Cost.H4:Cost.H4">
            <calcext:condition calcext:apply-style-name="ConditionalStyle_7" calcext:value="!=INDIRECT(&quot;Overview!B14&quot;)" calcext:base-cell-address="Cost.H4"/>
          </calcext:conditional-format>
          <calcext:conditional-format calcext:target-range-address="Cost.O11:Cost.O11">
            <calcext:condition calcext:apply-style-name="ConditionalStyle_18" calcext:value="formula-is(LEN(TRIM([.O11]))&gt;0)" calcext:base-cell-address="Cost.O11"/>
          </calcext:conditional-format>
          <calcext:conditional-format calcext:target-range-address="Cost.B6:Cost.B103">
            <calcext:condition calcext:apply-style-name="ConditionalStyle_19" calcext:value="formula-is(regexmatch([.$B6:.$B103]; &quot;\s{8}[\w]+&quot;))" calcext:base-cell-address="Cost.B6"/>
          </calcext:conditional-format>
          <calcext:conditional-format calcext:target-range-address="Cost.B6:Cost.B103">
            <calcext:condition calcext:apply-style-name="ConditionalStyle_13" calcext:value="formula-is(regexmatch([.$B6:.$B103]; &quot;\s{4}[\w]+&quot;))" calcext:base-cell-address="Cost.B6"/>
          </calcext:conditional-format>
          <calcext:conditional-format calcext:target-range-address="Cost.B6:Cost.B103">
            <calcext:condition calcext:apply-style-name="ConditionalStyle_20" calcext:value="formula-is(regexmatch([.$B6:.$B103]; &quot;[\w]+&quot;))" calcext:base-cell-address="Cost.B6"/>
          </calcext:conditional-format>
          <calcext:conditional-format calcext:target-range-address="Cost.C6:Cost.G103">
            <calcext:condition calcext:apply-style-name="ConditionalStyle_9" calcext:value="formula-is(LEN(TRIM([.C6]))=0)" calcext:base-cell-address="Cost.C6"/>
          </calcext:conditional-format>
          <calcext:conditional-format calcext:target-range-address="Cost.H6:Cost.I103">
            <calcext:condition calcext:apply-style-name="ConditionalStyle_9" calcext:value="formula-is(LEN(TRIM([.H6]))=0)" calcext:base-cell-address="Cost.H6"/>
          </calcext:conditional-format>
          <calcext:conditional-format calcext:target-range-address="Cost.A6:Cost.A103">
            <calcext:condition calcext:apply-style-name="ConditionalStyle_8" calcext:value="formula-is(COUNTIF([.$A$1:.$A$1048576];[.A6])&gt;1)" calcext:base-cell-address="Cost.A6"/>
          </calcext:conditional-format>
          <calcext:conditional-format calcext:target-range-address="Cost.A6:Cost.A103">
            <calcext:condition calcext:apply-style-name="ConditionalStyle_9" calcext:value="formula-is(LEN(TRIM([.A6]))=0)" calcext:base-cell-address="Cost.A6"/>
          </calcext:conditional-format>
          <calcext:conditional-format calcext:target-range-address="Cost.A6:Cost.A103">
            <calcext:condition calcext:apply-style-name="ConditionalStyle_10" calcext:value="formula-is(LEN(TRIM([.A6]))&gt;0)" calcext:base-cell-address="Cost.A6"/>
          </calcext:conditional-format>
          <calcext:conditional-format calcext:target-range-address="Cost.J5:Cost.L5 Cost.M5:Cost.M6 Cost.N5:Cost.N103">
            <calcext:condition calcext:apply-style-name="ConditionalStyle_21" calcext:value="&lt;-0.001" calcext:base-cell-address="Cost.J5"/>
          </calcext:conditional-format>
          <calcext:conditional-format calcext:target-range-address="Cost.N5:Cost.N5">
            <calcext:condition calcext:apply-style-name="ConditionalStyle_21" calcext:value="&lt;INDIRECT(&quot;Overview!B15&quot;)*20%" calcext:base-cell-address="Cost.N5"/>
          </calcext:conditional-format>
          <calcext:conditional-format calcext:target-range-address="Cost.G6:Cost.G103 Cost.I6:Cost.I103 Cost.F14:Cost.F14">
            <calcext:condition calcext:apply-style-name="ConditionalStyle_22" calcext:value="contains-text(&quot;N/A&quot;)" calcext:base-cell-address="Cost.F14"/>
          </calcext:conditional-format>
        </calcext:conditional-formats>
      </table:table>
      <table:table table:name="Status" table:style-name="ta4">
        <table:table-column table:style-name="co20" table:default-cell-style-name="Default"/>
        <table:table-column table:style-name="co3" table:default-cell-style-name="Default"/>
        <table:table-column table:style-name="co21" table:default-cell-style-name="Default"/>
        <table:table-column table:style-name="co22" table:default-cell-style-name="Default"/>
        <table:table-column table:style-name="co23" table:default-cell-style-name="Default"/>
        <table:table-column table:style-name="co3" table:number-columns-repeated="1019" table:default-cell-style-name="Default"/>
        <table:table-row table:style-name="ro2">
          <table:table-cell table:style-name="ce122" office:value-type="string" calcext:value-type="string">
            <text:p>Date</text:p>
          </table:table-cell>
          <table:table-cell table:style-name="ce126" office:value-type="string" calcext:value-type="string">
            <text:p>Status</text:p>
          </table:table-cell>
          <table:table-cell table:style-name="ce130" office:value-type="string" calcext:value-type="string">
            <office:annotation draw:style-name="gr1" draw:text-style-name="P2" svg:width="646.04pt" svg:height="28.09pt" svg:x="245.34pt" svg:y="22.71pt" draw:caption-point-x="-11.54pt" draw:caption-point-y="-22.42pt">
              <dc:date>2019-04-23T00:00:00</dc:date>
              <text:p text:style-name="P1">Your estimated chance at this date that the contract will be signed. Percent value, 0-100%. Always 100% after signing except there is a chance it will be cancelled.</text:p>
            </office:annotation>
            <text:p>Project </text:p>
            <text:p>Probability</text:p>
          </table:table-cell>
          <table:table-cell table:style-name="ce134" office:value-type="string" calcext:value-type="string">
            <text:p>Status Summary</text:p>
          </table:table-cell>
          <table:table-cell table:style-name="ce122" office:value-type="string" calcext:value-type="string">
            <office:annotation draw:style-name="gr1" draw:text-style-name="P2" svg:width="320.6pt" svg:height="28.09pt" svg:x="731.08pt" svg:y="22.71pt" draw:caption-point-x="-11.54pt" draw:caption-point-y="-22.42pt">
              <dc:date>2019-04-23T00:00:00</dc:date>
              <text:p text:style-name="P1">Link to a post on edgeryders.eu explaining the status entry in more detail.</text:p>
            </office:annotation>
            <text:p>Details Link</text:p>
            <text:p><text:span text:style-name="T1">(optional)</text:span></text:p>
          </table:table-cell>
          <table:table-cell table:number-columns-repeated="1019"/>
        </table:table-row>
        <table:table-row table:style-name="ro2">
          <table:table-cell table:style-name="ce123" office:value-type="date" office:date-value="2018-01-01" calcext:value-type="date">
            <text:p>2018-01-01</text:p>
          </table:table-cell>
          <table:table-cell table:style-name="ce127" table:content-validation-name="val6" office:value-type="string" calcext:value-type="string">
            <text:p>Idea</text:p>
          </table:table-cell>
          <table:table-cell table:style-name="ce131" office:value-type="percentage" office:value="0.15" calcext:value-type="percentage">
            <text:p>15%</text:p>
          </table:table-cell>
          <table:table-cell table:style-name="ce135" office:value-type="string" calcext:value-type="string">
            <text:p>Had a project idea.</text:p>
          </table:table-cell>
          <table:table-cell table:style-name="ce137" table:formula="of:=HYPERLINK(&quot;https://edgeryders.eu/t/example/1234/5&quot;;&quot;link&quot;)" office:value-type="string" office:string-value="link" calcext:value-type="string">
            <text:p>link</text:p>
          </table:table-cell>
          <table:table-cell table:number-columns-repeated="1019"/>
        </table:table-row>
        <table:table-row table:style-name="ro2">
          <table:table-cell table:style-name="ce123" office:value-type="date" office:date-value="2018-02-01" calcext:value-type="date">
            <text:p>2018-02-01</text:p>
          </table:table-cell>
          <table:table-cell table:style-name="ce127" table:content-validation-name="val6" office:value-type="string" calcext:value-type="string">
            <text:p>Negotiating</text:p>
          </table:table-cell>
          <table:table-cell table:style-name="ce131" office:value-type="percentage" office:value="0.35" calcext:value-type="percentage">
            <text:p>35%</text:p>
          </table:table-cell>
          <table:table-cell table:style-name="ce135" office:value-type="string" calcext:value-type="string">
            <text:p>Contacted potential client.</text:p>
          </table:table-cell>
          <table:table-cell table:style-name="ce138"/>
          <table:table-cell table:number-columns-repeated="1019"/>
        </table:table-row>
        <table:table-row table:style-name="ro2">
          <table:table-cell table:style-name="ce124" office:value-type="date" office:date-value="2018-03-01" calcext:value-type="date">
            <text:p>2018-03-01</text:p>
          </table:table-cell>
          <table:table-cell table:style-name="ce128" table:content-validation-name="val6" office:value-type="string" calcext:value-type="string">
            <text:p>Dropped</text:p>
          </table:table-cell>
          <table:table-cell table:style-name="ce131" office:value-type="percentage" office:value="0" calcext:value-type="percentage">
            <text:p>0%</text:p>
          </table:table-cell>
          <table:table-cell table:style-name="ce135" office:value-type="string" calcext:value-type="string">
            <text:p>Client declined.</text:p>
          </table:table-cell>
          <table:table-cell table:style-name="ce138"/>
          <table:table-cell table:number-columns-repeated="1019"/>
        </table:table-row>
        <table:table-row table:style-name="ro2">
          <table:table-cell table:style-name="ce123" office:value-type="date" office:date-value="2018-03-02" calcext:value-type="date">
            <text:p>2018-03-02</text:p>
          </table:table-cell>
          <table:table-cell table:style-name="ce127" table:content-validation-name="val6" office:value-type="string" calcext:value-type="string">
            <text:p>Negotiating</text:p>
          </table:table-cell>
          <table:table-cell table:style-name="ce131" office:value-type="percentage" office:value="0.55" calcext:value-type="percentage">
            <text:p>55%</text:p>
          </table:table-cell>
          <table:table-cell table:style-name="ce135" office:value-type="string" calcext:value-type="string">
            <text:p>Found another client to contact, looks more promising.</text:p>
          </table:table-cell>
          <table:table-cell table:style-name="ce138"/>
          <table:table-cell table:number-columns-repeated="1019"/>
        </table:table-row>
        <table:table-row table:style-name="ro2">
          <table:table-cell table:style-name="ce123" office:value-type="date" office:date-value="2018-04-01" calcext:value-type="date">
            <text:p>2018-04-01</text:p>
          </table:table-cell>
          <table:table-cell table:style-name="ce127" table:content-validation-name="val6" office:value-type="string" calcext:value-type="string">
            <text:p>Active</text:p>
          </table:table-cell>
          <table:table-cell table:style-name="ce131" office:value-type="percentage" office:value="1" calcext:value-type="percentage">
            <text:p>100%</text:p>
          </table:table-cell>
          <table:table-cell table:style-name="ce135" office:value-type="string" calcext:value-type="string">
            <text:p>Contract signed!</text:p>
          </table:table-cell>
          <table:table-cell table:style-name="ce138"/>
          <table:table-cell table:number-columns-repeated="1019"/>
        </table:table-row>
        <table:table-row table:style-name="ro2">
          <table:table-cell table:style-name="ce123" office:value-type="date" office:date-value="2018-05-01" calcext:value-type="date">
            <text:p>2018-05-01</text:p>
          </table:table-cell>
          <table:table-cell table:style-name="ce127" table:content-validation-name="val6" office:value-type="string" calcext:value-type="string">
            <text:p>Active</text:p>
          </table:table-cell>
          <table:table-cell table:style-name="ce131" office:value-type="percentage" office:value="1" calcext:value-type="percentage">
            <text:p>100%</text:p>
          </table:table-cell>
          <table:table-cell table:style-name="ce135" office:value-type="string" calcext:value-type="string">
            <text:p>Milestone 2</text:p>
          </table:table-cell>
          <table:table-cell table:style-name="ce138"/>
          <table:table-cell table:number-columns-repeated="1019"/>
        </table:table-row>
        <table:table-row table:style-name="ro2">
          <table:table-cell table:style-name="ce123" office:value-type="date" office:date-value="2018-06-27" calcext:value-type="date">
            <text:p>2018-06-27</text:p>
          </table:table-cell>
          <table:table-cell table:style-name="ce127" table:content-validation-name="val6" office:value-type="string" calcext:value-type="string">
            <text:p>Finished</text:p>
          </table:table-cell>
          <table:table-cell table:style-name="ce131" office:value-type="percentage" office:value="1" calcext:value-type="percentage">
            <text:p>100%</text:p>
          </table:table-cell>
          <table:table-cell table:style-name="ce135" office:value-type="string" calcext:value-type="string">
            <text:p>Milestone 3, and last invoice paid.</text:p>
          </table:table-cell>
          <table:table-cell table:style-name="ce138"/>
          <table:table-cell table:number-columns-repeated="1019"/>
        </table:table-row>
        <table:table-row table:style-name="ro2">
          <table:table-cell table:style-name="ce123" office:value-type="date" office:date-value="2018-06-28" calcext:value-type="date">
            <text:p>2018-06-28</text:p>
          </table:table-cell>
          <table:table-cell table:style-name="ce127" table:content-validation-name="val6" office:value-type="string" calcext:value-type="string">
            <text:p>Placeholder</text:p>
          </table:table-cell>
          <table:table-cell table:style-name="ce131" office:value-type="percentage" office:value="0" calcext:value-type="percentage">
            <text:p>0%</text:p>
          </table:table-cell>
          <table:table-cell table:style-name="ce135" office:value-type="string" calcext:value-type="string">
            <text:p>Every budget spreadsheet is just a placeholder until it is filled in. This status excludes it from being considered in the "Magic Spreadsheet" that aggregates all our project data.</text:p>
          </table:table-cell>
          <table:table-cell table:style-name="ce138"/>
          <table:table-cell table:number-columns-repeated="1019"/>
        </table:table-row>
        <table:table-row table:style-name="ro2" table:number-rows-repeated="4">
          <table:table-cell table:style-name="ce125"/>
          <table:table-cell table:style-name="ce129" table:content-validation-name="val6"/>
          <table:table-cell table:style-name="ce132"/>
          <table:table-cell table:style-name="ce136"/>
          <table:table-cell table:style-name="ce139"/>
          <table:table-cell table:number-columns-repeated="1019"/>
        </table:table-row>
        <table:table-row table:style-name="ro2" table:number-rows-repeated="37">
          <table:table-cell table:style-name="ce125"/>
          <table:table-cell table:style-name="ce129" table:content-validation-name="val6"/>
          <table:table-cell table:style-name="ce133"/>
          <table:table-cell table:style-name="ce136"/>
          <table:table-cell table:style-name="ce139"/>
          <table:table-cell table:number-columns-repeated="1019"/>
        </table:table-row>
        <table:table-row table:style-name="ro3" table:number-rows-repeated="1048525">
          <table:table-cell table:number-columns-repeated="1024"/>
        </table:table-row>
        <table:table-row table:style-name="ro3">
          <table:table-cell table:number-columns-repeated="1024"/>
        </table:table-row>
        <calcext:conditional-formats>
          <calcext:conditional-format calcext:target-range-address="Status.B2:Status.B50">
            <calcext:condition calcext:apply-style-name="ConditionalStyle_1" calcext:value="contains-text(&quot;Active&quot;)" calcext:base-cell-address="Status.B2"/>
          </calcext:conditional-format>
          <calcext:conditional-format calcext:target-range-address="Status.B2:Status.B50">
            <calcext:condition calcext:apply-style-name="ConditionalStyle_2" calcext:value="contains-text(&quot;Finished&quot;)" calcext:base-cell-address="Status.B2"/>
          </calcext:conditional-format>
          <calcext:conditional-format calcext:target-range-address="Status.B2:Status.B50">
            <calcext:condition calcext:apply-style-name="ConditionalStyle_3" calcext:value="contains-text(&quot;Negotiating&quot;)" calcext:base-cell-address="Status.B2"/>
          </calcext:conditional-format>
          <calcext:conditional-format calcext:target-range-address="Status.B2:Status.B50">
            <calcext:condition calcext:apply-style-name="ConditionalStyle_4" calcext:value="contains-text(&quot;Dropped&quot;)" calcext:base-cell-address="Status.B2"/>
          </calcext:conditional-format>
          <calcext:conditional-format calcext:target-range-address="Status.B2:Status.B50">
            <calcext:condition calcext:apply-style-name="ConditionalStyle_5" calcext:value="contains-text(&quot;Idea&quot;)" calcext:base-cell-address="Status.B2"/>
          </calcext:conditional-format>
          <calcext:conditional-format calcext:target-range-address="Status.A2:Status.A50 Status.C2:Status.C50 Status.E2:Status.E50">
            <calcext:condition calcext:apply-style-name="ConditionalStyle_12" calcext:value="formula-is(LEN(TRIM([.A2]))&gt;0)" calcext:base-cell-address="Status.A2"/>
          </calcext:conditional-format>
          <calcext:conditional-format calcext:target-range-address="Status.D2:Status.D50">
            <calcext:condition calcext:apply-style-name="ConditionalStyle_23" calcext:value="formula-is(LEN(TRIM([.D2]))&gt;0)" calcext:base-cell-address="Status.D2"/>
          </calcext:conditional-format>
          <calcext:conditional-format calcext:target-range-address="Status.B2:Status.B50">
            <calcext:condition calcext:apply-style-name="ConditionalStyle_24" calcext:value="contains-text(&quot;Placeholder&quot;)" calcext:base-cell-address="Status.B2"/>
          </calcext:conditional-format>
        </calcext:conditional-formats>
      </table:table>
      <table:table table:name="ProjectData" table:style-name="ta5">
        <table:table-column table:style-name="co24" table:default-cell-style-name="Default"/>
        <table:table-column table:style-name="co25" table:default-cell-style-name="Default"/>
        <table:table-column table:style-name="co26" table:default-cell-style-name="Default"/>
        <table:table-column table:style-name="co3" table:number-columns-repeated="1021" table:default-cell-style-name="Default"/>
        <table:table-row table:style-name="ro2">
          <table:table-cell table:style-name="ce140" office:value-type="string" calcext:value-type="string">
            <text:p>Project Name</text:p>
          </table:table-cell>
          <table:table-cell table:style-name="ce143" office:value-type="string" calcext:value-type="string">
            <text:p>Manager</text:p>
          </table:table-cell>
          <table:table-cell table:style-name="ce143" office:value-type="string" calcext:value-type="string">
            <text:p>Type</text:p>
          </table:table-cell>
          <table:table-cell table:style-name="ce143" office:value-type="string" calcext:value-type="string">
            <text:p>Status</text:p>
          </table:table-cell>
          <table:table-cell table:style-name="ce143" office:value-type="string" calcext:value-type="string">
            <text:p>Probability</text:p>
          </table:table-cell>
          <table:table-cell table:style-name="ce143" office:value-type="string" calcext:value-type="string">
            <text:p>Budget</text:p>
          </table:table-cell>
          <table:table-cell table:style-name="ce143" office:value-type="string" calcext:value-type="string">
            <office:annotation draw:style-name="gr3" draw:text-style-name="P2" svg:width="320.6pt" svg:height="58.51pt" svg:x="857.14pt" svg:y="23.24pt" draw:caption-point-x="-11.54pt" draw:caption-point-y="-22.96pt">
              <dc:date>2019-04-23T00:00:00</dc:date>
              <text:p text:style-name="P1">Company profit margin on the project according to the latest cash flow plan.</text:p>
              <text:p text:style-name="P1"/>
              <text:p text:style-name="P1">If less than 20%, a warning is shown.</text:p>
            </office:annotation>
            <text:p>Margin</text:p>
          </table:table-cell>
          <table:table-cell table:number-columns-repeated="1017"/>
        </table:table-row>
        <table:table-row table:style-name="ro2">
          <table:table-cell table:style-name="ce140" table:number-columns-repeated="5"/>
          <table:table-cell table:style-name="ce146" office:value-type="string" calcext:value-type="string">
            <text:p>EUR</text:p>
          </table:table-cell>
          <table:table-cell table:style-name="ce146"/>
          <table:table-cell table:number-columns-repeated="1017"/>
        </table:table-row>
        <table:table-row table:style-name="ro2">
          <table:table-cell table:style-name="ce141" office:value-type="string" calcext:value-type="string" table:number-columns-spanned="7" table:number-rows-spanned="1">
            <text:p>"DO NOT EDIT – This sheet exists for technical reasons, automatically converting data according to the interface expected by the Magic Spreadsheet. Only if you make changes to your budget spreadsheet's structure (not just its data), you may have to edit formulas here correspondingly to fetch the right data into this sheet.<text:tab/><text:tab/><text:tab/><text:tab/><text:tab/>"<text:tab/><text:tab/><text:tab/><text:tab/><text:tab/><text:tab/></text:p>
          </table:table-cell>
          <table:covered-table-cell table:number-columns-repeated="6"/>
          <table:table-cell table:number-columns-repeated="1017"/>
        </table:table-row>
        <table:table-row table:style-name="ro2">
          <table:table-cell table:style-name="ce142" table:formula="of:=ProjectName" office:value-type="string" office:string-value="(Budget Template)" calcext:value-type="string">
            <text:p>(Budget Template)</text:p>
          </table:table-cell>
          <table:table-cell table:style-name="ce144" table:formula="of:=Manager" office:value-type="string" office:string-value="[Edgeryders project manager name]" calcext:value-type="string">
            <text:p>[Edgeryders project manager name]</text:p>
          </table:table-cell>
          <table:table-cell table:style-name="ce144" table:formula="of:=Type" office:value-type="string" office:string-value="Client Project" calcext:value-type="string">
            <text:p>Client Project</text:p>
          </table:table-cell>
          <table:table-cell table:style-name="ce144" table:formula="of:=Status" office:value-type="string" office:string-value="Placeholder" calcext:value-type="string">
            <text:p>Placeholder</text:p>
          </table:table-cell>
          <table:table-cell table:style-name="ce145" table:formula="of:=IFERROR(__xludf.dummyfunction(&quot;INDEX(&#10;    FILTER(Status!C2:C4, NOT(ISBLANK(Status!C2:C4))),&#10;    ROWS(FILTER(Status!C2:C4, NOT(ISBLANK(Status!C2:C4))))&#10;)&quot;);0)" office:value-type="percentage" office:value="0" calcext:value-type="percentage">
            <text:p>0%</text:p>
          </table:table-cell>
          <table:table-cell table:style-name="ce147" table:formula="of:=Budget_EUR" office:value-type="string" office:string-value="#REF!" calcext:value-type="string">
            <text:p>#REF!</text:p>
          </table:table-cell>
          <table:table-cell table:style-name="ce148" table:formula="of:=Margin_Percent" office:value-type="percentage" office:value="0.212532258064516" calcext:value-type="percentage">
            <text:p>21.25%</text:p>
          </table:table-cell>
          <table:table-cell table:number-columns-repeated="1017"/>
        </table:table-row>
        <table:table-row table:style-name="ro3" table:number-rows-repeated="1048571">
          <table:table-cell table:number-columns-repeated="1024"/>
        </table:table-row>
        <table:table-row table:style-name="ro3">
          <table:table-cell table:number-columns-repeated="1024"/>
        </table:table-row>
      </table:table>
      <table:table table:name="CashflowData" table:style-name="ta6">
        <table:table-column table:style-name="co27" table:number-columns-repeated="2" table:default-cell-style-name="Default"/>
        <table:table-column table:style-name="co17" table:default-cell-style-name="Default"/>
        <table:table-column table:style-name="co28" table:default-cell-style-name="Default"/>
        <table:table-column table:style-name="co29" table:number-columns-repeated="2" table:default-cell-style-name="Default"/>
        <table:table-column table:style-name="co3" table:number-columns-repeated="1018" table:default-cell-style-name="Default"/>
        <table:table-row table:style-name="ro2">
          <table:table-cell table:style-name="ce140" office:value-type="string" calcext:value-type="string">
            <text:p>Project Name</text:p>
          </table:table-cell>
          <table:table-cell table:style-name="ce140" office:value-type="string" calcext:value-type="string">
            <text:p>Status</text:p>
          </table:table-cell>
          <table:table-cell table:style-name="ce140" office:value-type="string" calcext:value-type="string">
            <text:p>Revenue</text:p>
            <text:p>S/N</text:p>
          </table:table-cell>
          <table:table-cell table:style-name="ce140" office:value-type="string" calcext:value-type="string">
            <text:p>Payment</text:p>
            <text:p>Date</text:p>
          </table:table-cell>
          <table:table-cell table:style-name="ce143" office:value-type="string" calcext:value-type="string">
            <text:p>Revenue</text:p>
          </table:table-cell>
          <table:table-cell table:style-name="ce143" office:value-type="string" calcext:value-type="string">
            <text:p>Cost</text:p>
          </table:table-cell>
          <table:table-cell table:number-columns-repeated="1018"/>
        </table:table-row>
        <table:table-row table:style-name="ro2">
          <table:table-cell table:style-name="ce149" table:number-columns-repeated="2"/>
          <table:table-cell table:style-name="ce152"/>
          <table:table-cell table:style-name="ce154"/>
          <table:table-cell table:number-columns-repeated="2" table:style-name="ce156" office:value-type="string" calcext:value-type="string">
            <text:p>EUR</text:p>
          </table:table-cell>
          <table:table-cell table:number-columns-repeated="1018"/>
        </table:table-row>
        <table:table-row table:style-name="ro2">
          <table:table-cell table:style-name="ce150" office:value-type="string" calcext:value-type="string" table:number-columns-spanned="6" table:number-rows-spanned="1">
            <text:p>DO NOT EDIT – This sheet exists for technical reasons, automatically converting data according to the interface expected by the Magic Spreadsheet. Only if you make changes to your budget spreadsheet's structure (not just its data), you may have to edit formulas here correspondingly to fetch the right data into this sheet.</text:p>
          </table:table-cell>
          <table:covered-table-cell table:number-columns-repeated="5"/>
          <table:table-cell table:number-columns-repeated="1018"/>
        </table:table-row>
        <table:table-row table:style-name="ro2">
          <table:table-cell table:style-name="ce151" table:formula="of:=IFERROR(__xludf.dummyfunction(&quot;QUERY(RevenueData,&quot;&quot;SELECT '&quot;&quot;&amp;ProjectName&amp;&quot;&quot;', '&quot;&quot;&amp;Status&amp;&quot;&quot;', A, C, E LABEL '&quot;&quot;&amp;ProjectName&amp;&quot;&quot;' '', '&quot;&quot;&amp;Status&amp;&quot;&quot;' ''&quot;&quot;)&quot;);&quot;(Budget Template)&quot;)" office:value-type="string" office:string-value="(Budget Template)" calcext:value-type="string">
            <text:p>(Budget Template)</text:p>
          </table:table-cell>
          <table:table-cell table:formula="of:=IFERROR(__xludf.dummyfunction(&quot;&quot;&quot;COMPUTED_VALUE&quot;&quot;&quot;);&quot;Placeholder&quot;)" office:value-type="string" office:string-value="Placeholder" calcext:value-type="string">
            <text:p>Placeholder</text:p>
          </table:table-cell>
          <table:table-cell table:style-name="ce153" table:formula="of:=IFERROR(__xludf.dummyfunction(&quot;&quot;&quot;COMPUTED_VALUE&quot;&quot;&quot;);1)" office:value-type="float" office:value="1" calcext:value-type="float">
            <text:p>1</text:p>
          </table:table-cell>
          <table:table-cell table:style-name="ce155" table:formula="of:=IFERROR(__xludf.dummyfunction(&quot;&quot;&quot;COMPUTED_VALUE&quot;&quot;&quot;);43220)" office:value-type="date" office:date-value="2018-04-30" calcext:value-type="date">
            <text:p>2018-04-30</text:p>
          </table:table-cell>
          <table:table-cell table:formula="of:=IFERROR(__xludf.dummyfunction(&quot;&quot;&quot;COMPUTED_VALUE&quot;&quot;&quot;);&quot;#REF!&quot;)" office:value-type="string" office:string-value="#REF!" calcext:value-type="string">
            <text:p>#REF!</text:p>
          </table:table-cell>
          <table:table-cell table:style-name="ce157" table:number-matrix-columns-spanned="1" table:number-matrix-rows-spanned="5" table:formula="of:=TRANSPOSE(CostPerRevenueItem)" office:value-type="string" office:string-value="" calcext:value-type="error">
            <text:p>#VALUE!</text:p>
          </table:table-cell>
          <table:table-cell table:number-columns-repeated="1018"/>
        </table:table-row>
        <table:table-row table:style-name="ro2">
          <table:table-cell table:formula="of:=IFERROR(__xludf.dummyfunction(&quot;&quot;&quot;COMPUTED_VALUE&quot;&quot;&quot;);&quot;(Budget Template)&quot;)" office:value-type="string" office:string-value="(Budget Template)" calcext:value-type="string">
            <text:p>(Budget Template)</text:p>
          </table:table-cell>
          <table:table-cell table:formula="of:=IFERROR(__xludf.dummyfunction(&quot;&quot;&quot;COMPUTED_VALUE&quot;&quot;&quot;);&quot;Placeholder&quot;)" office:value-type="string" office:string-value="Placeholder" calcext:value-type="string">
            <text:p>Placeholder</text:p>
          </table:table-cell>
          <table:table-cell table:style-name="ce153" table:formula="of:=IFERROR(__xludf.dummyfunction(&quot;&quot;&quot;COMPUTED_VALUE&quot;&quot;&quot;);2)" office:value-type="float" office:value="2" calcext:value-type="float">
            <text:p>2</text:p>
          </table:table-cell>
          <table:table-cell table:style-name="ce155" table:formula="of:=IFERROR(__xludf.dummyfunction(&quot;&quot;&quot;COMPUTED_VALUE&quot;&quot;&quot;);43435)" office:value-type="date" office:date-value="2018-12-01" calcext:value-type="date">
            <text:p>2018-12-01</text:p>
          </table:table-cell>
          <table:table-cell table:formula="of:=IFERROR(__xludf.dummyfunction(&quot;&quot;&quot;COMPUTED_VALUE&quot;&quot;&quot;);&quot;#REF!&quot;)" office:value-type="string" office:string-value="#REF!" calcext:value-type="string">
            <text:p>#REF!</text:p>
          </table:table-cell>
          <table:table-cell table:style-name="ce157" office:value-type="string" office:string-value="" calcext:value-type="error">
            <text:p>#VALUE!</text:p>
          </table:table-cell>
          <table:table-cell table:number-columns-repeated="1018"/>
        </table:table-row>
        <table:table-row table:style-name="ro2">
          <table:table-cell table:formula="of:=IFERROR(__xludf.dummyfunction(&quot;&quot;&quot;COMPUTED_VALUE&quot;&quot;&quot;);&quot;(Budget Template)&quot;)" office:value-type="string" office:string-value="(Budget Template)" calcext:value-type="string">
            <text:p>(Budget Template)</text:p>
          </table:table-cell>
          <table:table-cell table:formula="of:=IFERROR(__xludf.dummyfunction(&quot;&quot;&quot;COMPUTED_VALUE&quot;&quot;&quot;);&quot;Placeholder&quot;)" office:value-type="string" office:string-value="Placeholder" calcext:value-type="string">
            <text:p>Placeholder</text:p>
          </table:table-cell>
          <table:table-cell table:style-name="ce153" table:formula="of:=IFERROR(__xludf.dummyfunction(&quot;&quot;&quot;COMPUTED_VALUE&quot;&quot;&quot;);3)" office:value-type="float" office:value="3" calcext:value-type="float">
            <text:p>3</text:p>
          </table:table-cell>
          <table:table-cell table:style-name="ce155" table:formula="of:=IFERROR(__xludf.dummyfunction(&quot;&quot;&quot;COMPUTED_VALUE&quot;&quot;&quot;);43532)" office:value-type="date" office:date-value="2019-03-08" calcext:value-type="date">
            <text:p>2019-03-08</text:p>
          </table:table-cell>
          <table:table-cell table:formula="of:=IFERROR(__xludf.dummyfunction(&quot;&quot;&quot;COMPUTED_VALUE&quot;&quot;&quot;);&quot;#REF!&quot;)" office:value-type="string" office:string-value="#REF!" calcext:value-type="string">
            <text:p>#REF!</text:p>
          </table:table-cell>
          <table:table-cell table:style-name="ce157" office:value-type="string" office:string-value="" calcext:value-type="error">
            <text:p>#VALUE!</text:p>
          </table:table-cell>
          <table:table-cell table:number-columns-repeated="1018"/>
        </table:table-row>
        <table:table-row table:style-name="ro2">
          <table:table-cell table:formula="of:=IFERROR(__xludf.dummyfunction(&quot;&quot;&quot;COMPUTED_VALUE&quot;&quot;&quot;);&quot;(Budget Template)&quot;)" office:value-type="string" office:string-value="(Budget Template)" calcext:value-type="string">
            <text:p>(Budget Template)</text:p>
          </table:table-cell>
          <table:table-cell table:formula="of:=IFERROR(__xludf.dummyfunction(&quot;&quot;&quot;COMPUTED_VALUE&quot;&quot;&quot;);&quot;Placeholder&quot;)" office:value-type="string" office:string-value="Placeholder" calcext:value-type="string">
            <text:p>Placeholder</text:p>
          </table:table-cell>
          <table:table-cell table:style-name="ce153" table:formula="of:=IFERROR(__xludf.dummyfunction(&quot;&quot;&quot;COMPUTED_VALUE&quot;&quot;&quot;);4)" office:value-type="float" office:value="4" calcext:value-type="float">
            <text:p>4</text:p>
          </table:table-cell>
          <table:table-cell table:style-name="ce155" table:formula="of:=IFERROR(__xludf.dummyfunction(&quot;&quot;&quot;COMPUTED_VALUE&quot;&quot;&quot;);43753)" office:value-type="date" office:date-value="2019-10-15" calcext:value-type="date">
            <text:p>2019-10-15</text:p>
          </table:table-cell>
          <table:table-cell table:formula="of:=IFERROR(__xludf.dummyfunction(&quot;&quot;&quot;COMPUTED_VALUE&quot;&quot;&quot;);&quot;#REF!&quot;)" office:value-type="string" office:string-value="#REF!" calcext:value-type="string">
            <text:p>#REF!</text:p>
          </table:table-cell>
          <table:table-cell table:style-name="ce157" office:value-type="string" office:string-value="" calcext:value-type="error">
            <text:p>#VALUE!</text:p>
          </table:table-cell>
          <table:table-cell table:number-columns-repeated="1018"/>
        </table:table-row>
        <table:table-row table:style-name="ro2">
          <table:table-cell table:formula="of:=IFERROR(__xludf.dummyfunction(&quot;&quot;&quot;COMPUTED_VALUE&quot;&quot;&quot;);&quot;(Budget Template)&quot;)" office:value-type="string" office:string-value="(Budget Template)" calcext:value-type="string">
            <text:p>(Budget Template)</text:p>
          </table:table-cell>
          <table:table-cell table:formula="of:=IFERROR(__xludf.dummyfunction(&quot;&quot;&quot;COMPUTED_VALUE&quot;&quot;&quot;);&quot;Placeholder&quot;)" office:value-type="string" office:string-value="Placeholder" calcext:value-type="string">
            <text:p>Placeholder</text:p>
          </table:table-cell>
          <table:table-cell table:style-name="ce153" table:formula="of:=IFERROR(__xludf.dummyfunction(&quot;&quot;&quot;COMPUTED_VALUE&quot;&quot;&quot;);5)" office:value-type="float" office:value="5" calcext:value-type="float">
            <text:p>5</text:p>
          </table:table-cell>
          <table:table-cell table:style-name="ce155" table:formula="of:=IFERROR(__xludf.dummyfunction(&quot;&quot;&quot;COMPUTED_VALUE&quot;&quot;&quot;);43800)" office:value-type="date" office:date-value="2019-12-01" calcext:value-type="date">
            <text:p>2019-12-01</text:p>
          </table:table-cell>
          <table:table-cell table:formula="of:=IFERROR(__xludf.dummyfunction(&quot;&quot;&quot;COMPUTED_VALUE&quot;&quot;&quot;);&quot;#REF!&quot;)" office:value-type="string" office:string-value="#REF!" calcext:value-type="string">
            <text:p>#REF!</text:p>
          </table:table-cell>
          <table:table-cell table:style-name="ce157" office:value-type="string" office:string-value="" calcext:value-type="error">
            <text:p>#VALUE!</text:p>
          </table:table-cell>
          <table:table-cell table:number-columns-repeated="1018"/>
        </table:table-row>
        <table:table-row table:style-name="ro2" table:number-rows-repeated="12">
          <table:table-cell table:number-columns-repeated="2"/>
          <table:table-cell table:style-name="ce153" table:number-columns-repeated="2"/>
          <table:table-cell table:number-columns-repeated="1020"/>
        </table:table-row>
        <table:table-row table:style-name="ro3" table:number-rows-repeated="1048555">
          <table:table-cell table:number-columns-repeated="1024"/>
        </table:table-row>
        <table:table-row table:style-name="ro3">
          <table:table-cell table:number-columns-repeated="1024"/>
        </table:table-row>
      </table:table>
      <table:named-expressions>
        <table:named-range table:name="Budget_EUR" table:base-cell-address="$Overview.$A$1" table:cell-range-address="$Overview.$B$15"/>
        <table:named-range table:name="CostPerRevenueItem" table:base-cell-address="$Overview.$A$1" table:cell-range-address="$Cost.$J$4:.$N$4"/>
        <table:named-range table:name="LastConversionDate" table:base-cell-address="$Overview.$A$1" table:cell-range-address="$Overview.$B$8"/>
        <table:named-range table:name="Manager" table:base-cell-address="$Overview.$A$1" table:cell-range-address="$Overview.$B$11"/>
        <table:named-range table:name="Margin_EUR" table:base-cell-address="$Overview.$A$1" table:cell-range-address="$Cost.$I$14"/>
        <table:named-range table:name="Margin_Percent" table:base-cell-address="$Overview.$A$1" table:cell-range-address="$Overview.$B$6"/>
        <table:named-range table:name="PrimaryCurrencyCode" table:base-cell-address="$Overview.$A$1" table:cell-range-address="$Overview.$B$7"/>
        <table:named-range table:name="ProjectName" table:base-cell-address="$Overview.$A$1" table:cell-range-address="$Overview.$B$2"/>
        <table:named-range table:name="RevenueData" table:base-cell-address="$Overview.$A$1" table:cell-range-address="$Revenue.$A$4:.$E$8"/>
        <table:named-range table:name="RevenueNumbers" table:base-cell-address="$Overview.$A$1" table:cell-range-address="$Revenue.$A$4:.$A$8"/>
        <table:named-range table:name="StartDate" table:base-cell-address="$Overview.$A$1" table:cell-range-address="$Overview.$B$4"/>
        <table:named-range table:name="Status" table:base-cell-address="$Overview.$A$1" table:cell-range-address="$Overview.$B$3"/>
        <table:named-range table:name="StatusLog" table:base-cell-address="$Overview.$A$1" table:cell-range-address="$Status.$B$2:.$B$50"/>
        <table:named-range table:name="TeamMembers" table:base-cell-address="$Overview.$A$1" table:cell-range-address="$Overview.$B$17:.$B$20"/>
        <table:named-range table:name="Type" table:base-cell-address="$Overview.$A$1" table:cell-range-address="$Overview.$B$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percentage-style style:name="N126">
      <number:number number:decimal-places="2" loext:min-decimal-places="0" number:min-integer-digits="0" number:decimal-replacement=""/>
      <number:text>%</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38761d"/>
      <style:text-properties fo:color="#f3f3f3" fo:font-weight="bold" style:font-weight-asian="bold" style:font-weight-complex="bold"/>
    </style:style>
    <style:style style:name="ConditionalStyle_5f_2" style:display-name="ConditionalStyle_2" style:family="table-cell" style:parent-style-name="Default">
      <style:table-cell-properties fo:background-color="#cc0000"/>
      <style:text-properties fo:color="#f3f3f3" fo:font-weight="bold" style:font-weight-asian="bold" style:font-weight-complex="bold"/>
    </style:style>
    <style:style style:name="ConditionalStyle_5f_3" style:display-name="ConditionalStyle_3" style:family="table-cell" style:parent-style-name="Default">
      <style:table-cell-properties fo:background-color="#ffff00"/>
      <style:text-properties fo:color="#434343" fo:font-weight="bold" style:font-weight-asian="bold" style:font-weight-complex="bold"/>
    </style:style>
    <style:style style:name="ConditionalStyle_5f_4" style:display-name="ConditionalStyle_4" style:family="table-cell" style:parent-style-name="Default">
      <style:table-cell-properties fo:background-color="#000000"/>
      <style:text-properties fo:color="#ffffff" style:text-line-through-style="solid" style:text-line-through-type="single" fo:font-weight="bold" style:font-weight-asian="bold" style:font-weight-complex="bold"/>
    </style:style>
    <style:style style:name="ConditionalStyle_5f_5" style:display-name="ConditionalStyle_5" style:family="table-cell" style:parent-style-name="Default">
      <style:table-cell-properties fo:background-color="#0000ff"/>
      <style:text-properties fo:color="#f3f3f3" fo:font-weight="bold" style:font-weight-asian="bold" style:font-weight-complex="bold"/>
    </style:style>
    <style:style style:name="ConditionalStyle_5f_6" style:display-name="ConditionalStyle_6" style:family="table-cell" style:parent-style-name="Default">
      <style:table-cell-properties fo:background-color="#efefef"/>
      <style:text-properties fo:color="#d9d9d9" fo:font-style="italic" style:font-style-asian="italic" style:font-style-complex="italic"/>
    </style:style>
    <style:style style:name="ConditionalStyle_5f_7" style:display-name="ConditionalStyle_7" style:family="table-cell" style:parent-style-name="Default">
      <style:table-cell-properties fo:background-color="#ff0000"/>
      <style:text-properties fo:color="#ffffff" fo:font-weight="bold" style:font-weight-asian="bold" style:font-weight-complex="bold"/>
    </style:style>
    <style:style style:name="ConditionalStyle_5f_8" style:display-name="ConditionalStyle_8" style:family="table-cell" style:parent-style-name="Default">
      <style:table-cell-properties fo:background-color="#ff0000"/>
      <style:text-properties fo:color="#ffffff" style:text-line-through-style="solid" style:text-line-through-type="single" fo:font-weight="bold" style:font-weight-asian="bold" style:font-weight-complex="bold"/>
    </style:style>
    <style:style style:name="ConditionalStyle_5f_9" style:display-name="ConditionalStyle_9" style:family="table-cell" style:parent-style-name="Default">
      <style:table-cell-properties fo:background-color="transparent"/>
    </style:style>
    <style:style style:name="ConditionalStyle_5f_10" style:display-name="ConditionalStyle_10" style:family="table-cell" style:parent-style-name="Default">
      <style:table-cell-properties fo:background-color="#b7b7b7"/>
      <style:text-properties fo:font-weight="bold" style:font-weight-asian="bold" style:font-weight-complex="bold"/>
    </style:style>
    <style:style style:name="ConditionalStyle_5f_11" style:display-name="ConditionalStyle_11" style:family="table-cell" style:parent-style-name="Default">
      <style:table-cell-properties fo:background-color="#ffd966"/>
    </style:style>
    <style:style style:name="ConditionalStyle_5f_12" style:display-name="ConditionalStyle_12" style:family="table-cell" style:parent-style-name="Default">
      <style:table-cell-properties fo:background-color="#fff2cc"/>
    </style:style>
    <style:style style:name="ConditionalStyle_5f_13" style:display-name="ConditionalStyle_13" style:family="table-cell" style:parent-style-name="Default">
      <style:table-cell-properties fo:background-color="#f6b26b"/>
    </style:style>
    <style:style style:name="ConditionalStyle_5f_14" style:display-name="ConditionalStyle_14" style:family="table-cell" style:parent-style-name="Default">
      <style:table-cell-properties fo:background-color="#ff0000"/>
    </style:style>
    <style:style style:name="ConditionalStyle_5f_15" style:display-name="ConditionalStyle_15" style:family="table-cell" style:parent-style-name="Default">
      <style:table-cell-properties fo:background-color="#999999"/>
      <style:text-properties fo:color="#efefef"/>
    </style:style>
    <style:style style:name="ConditionalStyle_5f_16" style:display-name="ConditionalStyle_16" style:family="table-cell" style:parent-style-name="Default">
      <style:table-cell-properties fo:background-color="#999999"/>
      <style:text-properties fo:color="#d9d9d9"/>
    </style:style>
    <style:style style:name="ConditionalStyle_5f_17" style:display-name="ConditionalStyle_17" style:family="table-cell" style:parent-style-name="Default">
      <style:table-cell-properties fo:background-color="transparent"/>
      <style:text-properties fo:color="#b7b7b7"/>
    </style:style>
    <style:style style:name="ConditionalStyle_5f_18" style:display-name="ConditionalStyle_18" style:family="table-cell" style:parent-style-name="Default">
      <style:table-cell-properties fo:background-color="#b7e1cd"/>
    </style:style>
    <style:style style:name="ConditionalStyle_5f_19" style:display-name="ConditionalStyle_19" style:family="table-cell" style:parent-style-name="Default">
      <style:table-cell-properties fo:background-color="#f9cb9c"/>
    </style:style>
    <style:style style:name="ConditionalStyle_5f_20" style:display-name="ConditionalStyle_20" style:family="table-cell" style:parent-style-name="Default">
      <style:table-cell-properties fo:background-color="#e69138"/>
      <style:text-properties fo:font-weight="bold" style:font-weight-asian="bold" style:font-weight-complex="bold"/>
    </style:style>
    <style:style style:name="ConditionalStyle_5f_21" style:display-name="ConditionalStyle_21" style:family="table-cell" style:parent-style-name="Default">
      <style:table-cell-properties fo:background-color="#ff0000"/>
      <style:text-properties fo:color="#ffffff"/>
    </style:style>
    <style:style style:name="ConditionalStyle_5f_22" style:display-name="ConditionalStyle_22" style:family="table-cell" style:parent-style-name="Default">
      <style:table-cell-properties fo:background-color="transparent"/>
      <style:text-properties fo:color="#ffffff"/>
    </style:style>
    <style:style style:name="ConditionalStyle_5f_23" style:display-name="ConditionalStyle_23" style:family="table-cell" style:parent-style-name="Default">
      <style:table-cell-properties fo:background-color="#ffe599"/>
    </style:style>
    <style:style style:name="ConditionalStyle_5f_24" style:display-name="ConditionalStyle_24" style:family="table-cell" style:parent-style-name="Default">
      <style:table-cell-properties fo:background-color="#999999"/>
      <style:text-properties fo:color="#ffffff"/>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Revenue" style:display-name="PageStyle_Revenue" style:page-layout-name="Mpm3">
      <style:header style:display="false"/>
      <style:header-left style:display="false"/>
      <style:footer style:display="false"/>
      <style:footer-left style:display="false"/>
    </style:master-page>
    <style:master-page style:name="PageStyle_5f_Cost" style:display-name="PageStyle_Cost" style:page-layout-name="Mpm3">
      <style:header style:display="false"/>
      <style:header-left style:display="false"/>
      <style:footer style:display="false"/>
      <style:footer-left style:display="false"/>
    </style:master-page>
    <style:master-page style:name="PageStyle_5f_Status" style:display-name="PageStyle_Status" style:page-layout-name="Mpm3">
      <style:header style:display="false"/>
      <style:header-left style:display="false"/>
      <style:footer style:display="false"/>
      <style:footer-left style:display="false"/>
    </style:master-page>
    <style:master-page style:name="PageStyle_5f_ProjectData" style:display-name="PageStyle_ProjectData" style:page-layout-name="Mpm3">
      <style:header style:display="false"/>
      <style:header-left style:display="false"/>
      <style:footer style:display="false"/>
      <style:footer-left style:display="false"/>
    </style:master-page>
    <style:master-page style:name="PageStyle_5f_CashflowData" style:display-name="PageStyle_CashflowDat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328" meta:object-count="0"/>
    <meta:generator>LibreOfficeDev/6.0.5.2$Linux_X86_64 LibreOffice_project/</meta:generator>
  </office:meta>
</office:document-meta>
</file>